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111111" style:font-name="標楷體1" fo:font-size="17pt" fo:font-weight="bold" officeooo:rsid="0e73ccec" officeooo:paragraph-rsid="1c86b319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333333" style:font-name="標楷體1" fo:font-size="17pt" style:text-underline-style="none" fo:font-weight="bold" officeooo:rsid="0a7edee9" officeooo:paragraph-rsid="1c86b31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9430e6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f2ea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7133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d7fe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1b61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f190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e2f9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2d13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b02b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bfa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62f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f82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1671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42b7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824d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4840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9eb3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1c24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45f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26e8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f4a9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f578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e0b85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cc1bd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cc94f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ce4e0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d04b2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d0688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d90d7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7bf59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cae65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e2e19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e91c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d3846" officeooo:paragraph-rsid="3fad384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d3846" officeooo:paragraph-rsid="3ff2ea1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ad3846" officeooo:paragraph-rsid="4001903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401671c7" officeooo:paragraph-rsid="404bfa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8732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9f6c3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aae55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ae1af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b6f6e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b7cb6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c1ce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dbe9b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242c5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30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ccac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3c4e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7935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657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752529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0bba5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075e5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d08203e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28d2d209" officeooo:paragraph-rsid="407d38f6" style:font-name-asian="標楷體1" style:font-size-asian="17pt" style:language-asian="zh" style:country-asian="TW" style:font-style-asian="normal" style:font-weight-asian="bold" style:font-name-complex="Arial1" style:font-size-complex="17pt" style:font-weight-complex="bold" style:text-emphasize="none"/>
    </style:style>
    <style:style style:name="P6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dbe9b" officeooo:paragraph-rsid="40535e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bd242c5" officeooo:paragraph-rsid="40535e10" style:font-name-asian="Liberation Serif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68fa757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92e4ba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bd242c5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76c64b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cfc4c9c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075e5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251b29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251b29" officeooo:paragraph-rsid="4063025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3d251b29" officeooo:paragraph-rsid="40657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標楷體1" fo:font-size="17pt" fo:font-style="normal" fo:text-shadow="none" style:text-underline-style="none" fo:font-weight="bold" officeooo:rsid="40657a77" officeooo:paragraph-rsid="40657a7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4" style:family="paragraph" style:parent-style-name="Standard" style:list-style-name="L1">
      <style:text-properties fo:color="#333333" style:font-name="Liberation Serif" fo:font-weight="bold" officeooo:paragraph-rsid="40760d7c" style:font-name-asian="Liberation Serif" style:font-weight-asian="bold" style:font-weight-complex="bold"/>
    </style:style>
    <style:style style:name="P75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76" style:family="paragraph" style:parent-style-name="Standard" style:list-style-name="L1">
      <style:text-properties fo:color="#333333" style:font-name="Liberation Serif" fo:font-size="17pt" style:text-underline-style="none" fo:font-weight="bold" officeooo:rsid="277df2c0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77" style:family="paragraph" style:parent-style-name="Standard" style:list-style-name="L1">
      <style:text-properties fo:color="#333333" style:font-name="Liberation Serif" fo:font-size="17pt" style:text-underline-style="none" fo:font-weight="bold" officeooo:rsid="27789b6b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78" style:family="paragraph" style:parent-style-name="Standard" style:list-style-name="L1">
      <style:text-properties fo:color="#333333" style:font-name="Liberation Serif" fo:font-size="17pt" style:text-underline-style="none" fo:font-weight="bold" officeooo:rsid="279b624d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79" style:family="paragraph" style:parent-style-name="Standard" style:list-style-name="L1">
      <style:text-properties fo:color="#333333" style:font-name="Liberation Serif" fo:font-size="17pt" style:text-underline-style="none" fo:font-weight="bold" officeooo:rsid="2833479e" officeooo:paragraph-rsid="407d38f6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80" style:family="paragraph" style:parent-style-name="Standard" style:list-style-name="L1">
      <style:text-properties fo:color="#333333" style:font-name="Liberation Serif" fo:font-size="17pt" style:text-underline-style="none" fo:font-weight="bold" officeooo:rsid="285bd139" officeooo:paragraph-rsid="407d38f6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81" style:family="paragraph" style:parent-style-name="Standard" style:list-style-name="L1">
      <style:text-properties fo:color="#333333" style:font-name="Liberation Serif" fo:font-size="17pt" style:text-underline-style="none" fo:font-weight="bold" officeooo:rsid="28baf877" officeooo:paragraph-rsid="407d38f6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82" style:family="paragraph" style:parent-style-name="Standard" style:list-style-name="L1">
      <style:text-properties fo:color="#333333" style:font-name="Liberation Serif" fo:font-size="17pt" style:text-underline-style="none" fo:font-weight="bold" officeooo:rsid="28b62a92" officeooo:paragraph-rsid="407d38f6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83" style:family="paragraph" style:parent-style-name="Standard" style:list-style-name="L1">
      <style:text-properties fo:color="#333333" style:font-name="Liberation Serif" fo:font-size="17pt" style:text-underline-style="none" fo:font-weight="bold" officeooo:rsid="28a391a7" officeooo:paragraph-rsid="407d38f6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84" style:family="paragraph" style:parent-style-name="Standard" style:list-style-name="L1">
      <style:text-properties fo:color="#333333" style:font-name="Liberation Serif" fo:font-size="17pt" style:text-underline-style="none" fo:font-weight="bold" officeooo:rsid="0a7edee9" officeooo:paragraph-rsid="407d38f6" style:font-name-asian="Liberation Serif" style:font-size-asian="17pt" style:language-asian="zh" style:country-asian="TW" style:font-weight-asian="bold" style:font-size-complex="17pt" style:font-weight-complex="bold"/>
    </style:style>
    <style:style style:name="P85" style:family="paragraph" style:parent-style-name="Standard" style:list-style-name="L1">
      <style:text-properties fo:color="#333333" style:font-name="Liberation Serif" fo:font-size="17pt" style:text-underline-style="none" fo:font-weight="bold" officeooo:rsid="279b624d" officeooo:paragraph-rsid="407d38f6" style:font-name-asian="Liberation Serif" style:font-size-asian="17pt" style:language-asian="zh" style:country-asian="TW" style:font-weight-asian="bold" style:font-size-complex="17pt" style:font-weight-complex="bold"/>
    </style:style>
    <style:style style:name="P86" style:family="paragraph" style:parent-style-name="Standard" style:list-style-name="L1">
      <style:text-properties fo:color="#333333" style:font-name="Liberation Serif" fo:font-size="17pt" style:text-underline-style="none" fo:font-weight="bold" officeooo:rsid="28a391a7" officeooo:paragraph-rsid="407d38f6" style:font-name-asian="Liberation Serif" style:font-size-asian="17pt" style:language-asian="zh" style:country-asian="TW" style:font-weight-asian="bold" style:font-name-complex="Arial1" style:font-size-complex="17pt" style:font-weight-complex="bold"/>
    </style:style>
    <style:style style:name="P87" style:family="paragraph" style:parent-style-name="Standard" style:list-style-name="L1">
      <style:text-properties fo:color="#333333" style:font-name="Liberation Serif" fo:font-size="17pt" fo:font-weight="bold" officeooo:rsid="0a7edee9" officeooo:paragraph-rsid="407d38f6" style:font-name-asian="Liberation Serif" style:font-size-asian="17pt" style:language-asian="zh" style:country-asian="TW" style:font-weight-asian="bold" style:font-size-complex="17pt" style:font-weight-complex="bold"/>
    </style:style>
    <style:style style:name="P88" style:family="paragraph" style:parent-style-name="Standard" style:list-style-name="L1">
      <style:text-properties fo:color="#333333" style:font-name="標楷體1" fo:font-size="17pt" style:text-underline-style="none" fo:font-weight="bold" officeooo:rsid="279b624d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89" style:family="paragraph" style:parent-style-name="Standard" style:list-style-name="L1">
      <style:text-properties fo:color="#333333" style:font-name="標楷體1" fo:font-size="17pt" style:text-underline-style="none" fo:font-weight="bold" officeooo:rsid="28a391a7" officeooo:paragraph-rsid="407d38f6" style:font-name-asian="標楷體1" style:font-size-asian="17pt" style:language-asian="zh" style:country-asian="TW" style:font-weight-asian="bold" style:font-name-complex="Arial1" style:font-size-complex="17pt" style:font-weight-complex="bold"/>
    </style:style>
    <style:style style:name="P90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3f82c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1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518a8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2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40431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3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405268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4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c29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5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f94d117" officeooo:paragraph-rsid="3faf93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6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7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76c64b1" officeooo:paragraph-rsid="40535e1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8" style:family="paragraph" style:parent-style-name="Standard" style:list-style-name="L1">
      <style:text-properties fo:color="#1c1c1c" style:font-name="Liberation Serif" fo:font-size="17pt" fo:font-weight="bold" officeooo:rsid="0a7edee9" officeooo:paragraph-rsid="407d38f6" style:font-name-asian="Liberation Serif" style:font-size-asian="17pt" style:language-asian="zh" style:country-asian="TW" style:font-weight-asian="bold" style:font-size-complex="17pt" style:font-weight-complex="bold"/>
    </style:style>
    <style:style style:name="P99" style:family="paragraph" style:parent-style-name="Standard" style:list-style-name="L1">
      <style:text-properties fo:color="#1c1c1c" style:font-name="標楷體1" fo:font-size="17pt" style:text-underline-style="none" fo:font-weight="bold" officeooo:rsid="279b624d" officeooo:paragraph-rsid="407d38f6" style:font-name-asian="標楷體1" style:font-size-asian="17pt" style:language-asian="zh" style:country-asian="TW" style:font-weight-asian="bold" style:font-size-complex="17pt" style:font-weight-complex="bold"/>
    </style:style>
    <style:style style:name="P100" style:family="paragraph" style:parent-style-name="Standard" style:list-style-name="L1">
      <style:text-properties fo:color="#ff8000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officeooo:paragraph-rsid="4087324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e63996a"/>
    </style:style>
    <style:style style:name="T3" style:family="text">
      <style:text-properties style:text-underline-style="solid" style:text-underline-width="auto" style:text-underline-color="font-color" officeooo:rsid="3faf4a94"/>
    </style:style>
    <style:style style:name="T4" style:family="text">
      <style:text-properties style:text-underline-style="solid" style:text-underline-width="auto" style:text-underline-color="font-color" style:font-name-asian="標楷體1"/>
    </style:style>
    <style:style style:name="T5" style:family="text">
      <style:text-properties officeooo:rsid="3fad3846"/>
    </style:style>
    <style:style style:name="T6" style:family="text">
      <style:text-properties officeooo:rsid="3faf4a94"/>
    </style:style>
    <style:style style:name="T7" style:family="text">
      <style:text-properties style:font-name="標楷體1"/>
    </style:style>
    <style:style style:name="T8" style:family="text">
      <style:text-properties style:font-name="標楷體1" style:font-name-asian="標楷體1"/>
    </style:style>
    <style:style style:name="T9" style:family="text">
      <style:text-properties style:font-name="標楷體1" officeooo:rsid="3faf4a94" style:font-name-asian="標楷體1"/>
    </style:style>
    <style:style style:name="T10" style:family="text">
      <style:text-properties style:font-name="標楷體1" officeooo:rsid="3faf5785" style:font-name-asian="標楷體1"/>
    </style:style>
    <style:style style:name="T11" style:family="text">
      <style:text-properties style:font-name="標楷體1" officeooo:rsid="3fb902df" style:font-name-asian="標楷體1"/>
    </style:style>
    <style:style style:name="T12" style:family="text">
      <style:text-properties style:font-name="標楷體1" officeooo:rsid="3fbaa974" style:font-name-asian="標楷體1"/>
    </style:style>
    <style:style style:name="T13" style:family="text">
      <style:text-properties style:font-name="標楷體1" officeooo:rsid="3fcc1bdf" style:font-name-asian="標楷體1"/>
    </style:style>
    <style:style style:name="T14" style:family="text">
      <style:text-properties style:font-name="標楷體1" officeooo:rsid="3fcc94f3" style:font-name-asian="標楷體1"/>
    </style:style>
    <style:style style:name="T15" style:family="text">
      <style:text-properties style:font-name="標楷體1" officeooo:rsid="3fd0f265" style:font-name-asian="標楷體1"/>
    </style:style>
    <style:style style:name="T16" style:family="text">
      <style:text-properties style:font-name="標楷體1" officeooo:rsid="3bd242c5" style:font-name-asian="標楷體1"/>
    </style:style>
    <style:style style:name="T17" style:family="text">
      <style:text-properties style:font-name="標楷體1" officeooo:rsid="27727b03" style:font-name-asian="標楷體1"/>
    </style:style>
    <style:style style:name="T18" style:family="text">
      <style:text-properties style:font-name="標楷體1" officeooo:rsid="27a73592" style:font-name-asian="標楷體1"/>
    </style:style>
    <style:style style:name="T19" style:family="text">
      <style:text-properties style:font-name="標楷體1" officeooo:rsid="27b37591" style:font-name-asian="標楷體1"/>
    </style:style>
    <style:style style:name="T20" style:family="text">
      <style:text-properties style:font-name="標楷體1" officeooo:rsid="2833479e" style:font-name-asian="標楷體1" style:font-name-complex="標楷體"/>
    </style:style>
    <style:style style:name="T21" style:family="text">
      <style:text-properties style:font-name="標楷體1" officeooo:rsid="2833479e" style:font-name-asian="標楷體1" style:font-name-complex="Arial1"/>
    </style:style>
    <style:style style:name="T22" style:family="text">
      <style:text-properties style:font-name="標楷體1" officeooo:rsid="28d2d209" style:font-name-asian="標楷體1"/>
    </style:style>
    <style:style style:name="T23" style:family="text">
      <style:text-properties style:font-name="標楷體1" officeooo:rsid="28e45af5" style:font-name-asian="標楷體1"/>
    </style:style>
    <style:style style:name="T24" style:family="text">
      <style:text-properties style:font-name="標楷體1" style:font-name-asian="標楷體1" style:font-name-complex="Liberation Serif1"/>
    </style:style>
    <style:style style:name="T25" style:family="text">
      <style:text-properties style:font-name="標楷體1" officeooo:rsid="40891580" style:font-name-asian="標楷體1"/>
    </style:style>
    <style:style style:name="T26" style:family="text">
      <style:text-properties style:font-name="標楷體1" officeooo:rsid="408f78bb" style:font-name-asian="標楷體1"/>
    </style:style>
    <style:style style:name="T27" style:family="text">
      <style:text-properties style:font-name="標楷體1" officeooo:rsid="3fcc94f3"/>
    </style:style>
    <style:style style:name="T28" style:family="text">
      <style:text-properties style:font-name="標楷體1" officeooo:rsid="3fd06889"/>
    </style:style>
    <style:style style:name="T29" style:family="text">
      <style:text-properties style:font-name="標楷體1" officeooo:rsid="3d41f506"/>
    </style:style>
    <style:style style:name="T30" style:family="text">
      <style:text-properties style:font-name="標楷體1" style:text-underline-style="solid" style:text-underline-width="auto" style:text-underline-color="font-color"/>
    </style:style>
    <style:style style:name="T31" style:family="text">
      <style:text-properties style:font-name="標楷體1" style:text-underline-style="solid" style:text-underline-width="auto" style:text-underline-color="font-color" officeooo:rsid="0a7edee9"/>
    </style:style>
    <style:style style:name="T32" style:family="text">
      <style:text-properties style:font-name="標楷體1" style:text-underline-style="solid" style:text-underline-width="auto" style:text-underline-color="font-color" officeooo:rsid="3b92e4ba"/>
    </style:style>
    <style:style style:name="T33" style:family="text">
      <style:text-properties style:font-name="標楷體1" style:text-underline-style="solid" style:text-underline-width="auto" style:text-underline-color="font-color" officeooo:rsid="0a6d63ec" style:font-name-asian="標楷體1"/>
    </style:style>
    <style:style style:name="T34" style:family="text">
      <style:text-properties style:font-name="標楷體1" style:text-underline-style="solid" style:text-underline-width="auto" style:text-underline-color="font-color" officeooo:rsid="0a5718ff" style:font-name-asian="標楷體1"/>
    </style:style>
    <style:style style:name="T35" style:family="text">
      <style:text-properties style:font-name="標楷體1" style:text-underline-style="solid" style:text-underline-width="auto" style:text-underline-color="font-color" officeooo:rsid="27a73592" style:font-name-asian="標楷體1"/>
    </style:style>
    <style:style style:name="T36" style:family="text">
      <style:text-properties style:font-name="標楷體1" officeooo:rsid="0a7edee9"/>
    </style:style>
    <style:style style:name="T37" style:family="text">
      <style:text-properties style:font-name="標楷體1" officeooo:rsid="375dba4e"/>
    </style:style>
    <style:style style:name="T38" style:family="text">
      <style:text-properties style:font-name="標楷體1" officeooo:rsid="3b9826f1"/>
    </style:style>
    <style:style style:name="T39" style:family="text">
      <style:text-properties style:font-name="標楷體1" officeooo:rsid="3b92e4ba"/>
    </style:style>
    <style:style style:name="T40" style:family="text">
      <style:text-properties style:font-name="標楷體1" officeooo:rsid="3bcd8080"/>
    </style:style>
    <style:style style:name="T41" style:family="text">
      <style:text-properties style:font-name="標楷體1" officeooo:rsid="3bd0baf3"/>
    </style:style>
    <style:style style:name="T42" style:family="text">
      <style:text-properties style:font-name="標楷體1" officeooo:rsid="3bd242c5"/>
    </style:style>
    <style:style style:name="T43" style:family="text">
      <style:text-properties style:font-name="標楷體1" officeooo:rsid="3bddbe9b"/>
    </style:style>
    <style:style style:name="T44" style:family="text">
      <style:text-properties style:font-name="標楷體1" officeooo:rsid="376991a2"/>
    </style:style>
    <style:style style:name="T45" style:family="text">
      <style:text-properties style:font-name="標楷體1" officeooo:rsid="3777f8f8"/>
    </style:style>
    <style:style style:name="T46" style:family="text">
      <style:text-properties style:font-name="標楷體1" officeooo:rsid="37786e50"/>
    </style:style>
    <style:style style:name="T47" style:family="text">
      <style:text-properties style:font-name="標楷體1" officeooo:rsid="376ca4fd"/>
    </style:style>
    <style:style style:name="T48" style:family="text">
      <style:text-properties style:font-name="標楷體1" officeooo:rsid="3784ac49"/>
    </style:style>
    <style:style style:name="T49" style:family="text">
      <style:text-properties style:font-name="標楷體1" officeooo:rsid="3cfc4c9c"/>
    </style:style>
    <style:style style:name="T50" style:family="text">
      <style:text-properties style:font-name="標楷體1" officeooo:rsid="3d075e51"/>
    </style:style>
    <style:style style:name="T51" style:family="text">
      <style:text-properties style:font-name="標楷體1" officeooo:rsid="3d0b40b6"/>
    </style:style>
    <style:style style:name="T52" style:family="text">
      <style:text-properties style:font-name="標楷體1" officeooo:rsid="3d088dd1"/>
    </style:style>
    <style:style style:name="T53" style:family="text">
      <style:text-properties style:font-name="標楷體1" officeooo:rsid="3d09e4fd"/>
    </style:style>
    <style:style style:name="T54" style:family="text">
      <style:text-properties style:font-name="標楷體1" officeooo:rsid="3d0c85f4"/>
    </style:style>
    <style:style style:name="T55" style:family="text">
      <style:text-properties style:font-name="標楷體1" officeooo:rsid="3d121355"/>
    </style:style>
    <style:style style:name="T56" style:family="text">
      <style:text-properties style:font-name="標楷體1" style:font-name-asian="Liberation Serif1" style:font-name-complex="Liberation Serif1"/>
    </style:style>
    <style:style style:name="T57" style:family="text">
      <style:text-properties style:font-name="標楷體1" officeooo:rsid="376c64b1" style:font-name-asian="Liberation Serif1" style:font-name-complex="Liberation Serif1"/>
    </style:style>
    <style:style style:name="T58" style:family="text">
      <style:text-properties style:font-name="標楷體1" officeooo:rsid="3d251b29"/>
    </style:style>
    <style:style style:name="T59" style:family="text">
      <style:text-properties style:font-name="標楷體1" officeooo:rsid="3d44703b"/>
    </style:style>
    <style:style style:name="T60" style:family="text">
      <style:text-properties style:font-name="標楷體1" officeooo:rsid="3d478a55"/>
    </style:style>
    <style:style style:name="T61" style:family="text">
      <style:text-properties style:font-name="標楷體1" officeooo:rsid="405418d3"/>
    </style:style>
    <style:style style:name="T62" style:family="text">
      <style:text-properties style:font-name="標楷體1" officeooo:rsid="405a5d7d"/>
    </style:style>
    <style:style style:name="T63" style:family="text">
      <style:text-properties style:font-name="標楷體1" officeooo:rsid="190ace04"/>
    </style:style>
    <style:style style:name="T64" style:family="text">
      <style:text-properties style:font-name="標楷體1" style:text-underline-style="none" style:font-name-asian="標楷體1"/>
    </style:style>
    <style:style style:name="T65" style:family="text">
      <style:text-properties style:font-name="標楷體1" style:text-underline-style="none" officeooo:rsid="0a5718ff" style:font-name-asian="標楷體1"/>
    </style:style>
    <style:style style:name="T66" style:family="text">
      <style:text-properties style:font-name="標楷體1" style:text-underline-style="none" officeooo:rsid="27727b03" style:font-name-asian="標楷體1"/>
    </style:style>
    <style:style style:name="T67" style:family="text">
      <style:text-properties style:font-name="標楷體1" style:text-underline-style="none" officeooo:rsid="2772d891" style:font-name-asian="標楷體1"/>
    </style:style>
    <style:style style:name="T68" style:family="text">
      <style:text-properties style:font-name="標楷體1" officeooo:rsid="27789b6b"/>
    </style:style>
    <style:style style:name="T69" style:family="text">
      <style:text-properties style:font-name="標楷體1" officeooo:rsid="27793557"/>
    </style:style>
    <style:style style:name="T70" style:family="text">
      <style:text-properties style:font-name="標楷體1" officeooo:rsid="277a6196"/>
    </style:style>
    <style:style style:name="T71" style:family="text">
      <style:text-properties style:font-name="標楷體1" officeooo:rsid="27955699"/>
    </style:style>
    <style:style style:name="T72" style:family="text">
      <style:text-properties style:font-name="標楷體1" officeooo:rsid="27727b03"/>
    </style:style>
    <style:style style:name="T73" style:family="text">
      <style:text-properties style:font-name="標楷體1" officeooo:rsid="279ea2c9"/>
    </style:style>
    <style:style style:name="T74" style:family="text">
      <style:text-properties style:font-name="標楷體1" officeooo:rsid="279b624d"/>
    </style:style>
    <style:style style:name="T75" style:family="text">
      <style:text-properties style:font-name="標楷體1" officeooo:rsid="2850747b"/>
    </style:style>
    <style:style style:name="T76" style:family="text">
      <style:text-properties style:font-name="標楷體1" officeooo:rsid="28a2d93f"/>
    </style:style>
    <style:style style:name="T77" style:family="text">
      <style:text-properties style:font-name="標楷體1" officeooo:rsid="28a4177f"/>
    </style:style>
    <style:style style:name="T78" style:family="text">
      <style:text-properties style:font-name="標楷體1" officeooo:rsid="28b62a92"/>
    </style:style>
    <style:style style:name="T79" style:family="text">
      <style:text-properties style:font-name="標楷體1" officeooo:rsid="28a431a6"/>
    </style:style>
    <style:style style:name="T80" style:family="text">
      <style:text-properties style:font-name="標楷體1" officeooo:rsid="28a391a7"/>
    </style:style>
    <style:style style:name="T81" style:family="text">
      <style:text-properties style:font-name="標楷體1" officeooo:rsid="28a74b8a"/>
    </style:style>
    <style:style style:name="T82" style:family="text">
      <style:text-properties style:font-name="標楷體1" officeooo:rsid="28aae67b"/>
    </style:style>
    <style:style style:name="T83" style:family="text">
      <style:text-properties style:font-name="標楷體1" officeooo:rsid="408833a8"/>
    </style:style>
    <style:style style:name="T84" style:family="text">
      <style:text-properties style:font-name="標楷體1" officeooo:rsid="40891580"/>
    </style:style>
    <style:style style:name="T85" style:family="text">
      <style:text-properties style:font-name="標楷體1" officeooo:rsid="408f78bb"/>
    </style:style>
    <style:style style:name="T86" style:family="text">
      <style:text-properties officeooo:rsid="193a756a"/>
    </style:style>
    <style:style style:name="T87" style:family="text">
      <style:text-properties officeooo:rsid="3fb902df"/>
    </style:style>
    <style:style style:name="T88" style:family="text">
      <style:text-properties officeooo:rsid="3fbaa974"/>
    </style:style>
    <style:style style:name="T89" style:family="text">
      <style:text-properties officeooo:rsid="3fc7fb95"/>
    </style:style>
    <style:style style:name="T90" style:family="text">
      <style:text-properties officeooo:rsid="3fcc1bdf"/>
    </style:style>
    <style:style style:name="T91" style:family="text">
      <style:text-properties officeooo:rsid="3fcc94f3"/>
    </style:style>
    <style:style style:name="T92" style:family="text">
      <style:text-properties officeooo:rsid="3fe91cc4"/>
    </style:style>
    <style:style style:name="T93" style:family="text">
      <style:text-properties officeooo:rsid="3ff43c8f"/>
    </style:style>
    <style:style style:name="T94" style:family="text">
      <style:text-properties fo:color="#050505"/>
    </style:style>
    <style:style style:name="T95" style:family="text">
      <style:text-properties fo:color="#050505" officeooo:rsid="3ff43c8f"/>
    </style:style>
    <style:style style:name="T96" style:family="text">
      <style:text-properties fo:color="#050505" fo:font-size="8pt" style:font-size-asian="8pt" style:font-size-complex="8pt"/>
    </style:style>
    <style:style style:name="T97" style:family="text">
      <style:text-properties fo:color="#050505" fo:font-size="8pt" officeooo:rsid="3fad3846" style:font-size-asian="8pt" style:font-size-complex="8pt"/>
    </style:style>
    <style:style style:name="T98" style:family="text">
      <style:text-properties fo:color="#050505" fo:font-size="8pt" officeooo:rsid="3ff43c8f" style:font-size-asian="8pt" style:font-size-complex="8pt"/>
    </style:style>
    <style:style style:name="T99" style:family="text">
      <style:text-properties fo:color="#050505" fo:font-size="5pt" style:font-size-asian="5pt" style:font-size-complex="5pt"/>
    </style:style>
    <style:style style:name="T100" style:family="text">
      <style:text-properties fo:color="#050505" officeooo:rsid="3fad3846"/>
    </style:style>
    <style:style style:name="T101" style:family="text">
      <style:text-properties fo:color="#050505" style:font-name="標楷體1" officeooo:rsid="3d251b29"/>
    </style:style>
    <style:style style:name="T102" style:family="text">
      <style:text-properties fo:color="#050505" style:font-name="標楷體1" fo:font-size="8pt" style:font-size-asian="8pt" style:font-size-complex="8pt"/>
    </style:style>
    <style:style style:name="T103" style:family="text">
      <style:text-properties fo:color="#050505" style:font-name="標楷體1" fo:font-size="8pt" officeooo:rsid="3d251b29" style:font-size-asian="8pt" style:font-size-complex="8pt"/>
    </style:style>
    <style:style style:name="T104" style:family="text">
      <style:text-properties fo:color="#050505" style:font-name="標楷體1" officeooo:rsid="405a5d7d"/>
    </style:style>
    <style:style style:name="T105" style:family="text">
      <style:text-properties fo:color="#050505" style:font-name="標楷體1" officeooo:rsid="1e01f9a5"/>
    </style:style>
    <style:style style:name="T106" style:family="text">
      <style:text-properties fo:color="#050505" style:font-name="標楷體1" officeooo:rsid="1e0493ae"/>
    </style:style>
    <style:style style:name="T107" style:family="text">
      <style:text-properties fo:color="#050505" style:font-name="標楷體1" officeooo:rsid="405418d3"/>
    </style:style>
    <style:style style:name="T108" style:family="text">
      <style:text-properties fo:color="#050505" style:font-name="標楷體1" fo:font-size="10pt" officeooo:rsid="405418d3" style:font-size-asian="10pt" style:font-size-complex="10pt"/>
    </style:style>
    <style:style style:name="T109" style:family="text">
      <style:text-properties fo:color="#050505" officeooo:rsid="40657a77"/>
    </style:style>
    <style:style style:name="T110" style:family="text">
      <style:text-properties fo:color="#050505" fo:font-size="7pt" officeooo:rsid="3d251b29" style:font-name-asian="標楷體1" style:font-size-asian="7pt" style:font-size-complex="7pt"/>
    </style:style>
    <style:style style:name="T111" style:family="text">
      <style:text-properties fo:color="#050505" fo:font-size="7pt" officeooo:rsid="405418d3" style:font-name-asian="標楷體1" style:font-size-asian="7pt" style:font-size-complex="7pt"/>
    </style:style>
    <style:style style:name="T112" style:family="text">
      <style:text-properties fo:color="#050505" fo:font-size="7pt" officeooo:rsid="3ff43c8f" style:font-name-asian="標楷體1" style:font-size-asian="7pt" style:font-size-complex="7pt"/>
    </style:style>
    <style:style style:name="T113" style:family="text">
      <style:text-properties fo:color="#050505" fo:font-size="10pt" officeooo:rsid="3ff43c8f" style:font-size-asian="10pt" style:font-size-complex="10pt"/>
    </style:style>
    <style:style style:name="T114" style:family="text">
      <style:text-properties fo:color="#050505" fo:font-size="10pt" officeooo:rsid="3fad3846" style:font-size-asian="10pt" style:font-size-complex="10pt"/>
    </style:style>
    <style:style style:name="T115" style:family="text">
      <style:text-properties officeooo:rsid="3f94d117"/>
    </style:style>
    <style:style style:name="T116" style:family="text">
      <style:text-properties officeooo:rsid="401671c7"/>
    </style:style>
    <style:style style:name="T117" style:family="text">
      <style:text-properties fo:color="#1c1c1c"/>
    </style:style>
    <style:style style:name="T118" style:family="text">
      <style:text-properties officeooo:rsid="40448402"/>
    </style:style>
    <style:style style:name="T119" style:family="text">
      <style:text-properties officeooo:rsid="375dba4e"/>
    </style:style>
    <style:style style:name="T120" style:family="text">
      <style:text-properties officeooo:rsid="3767404d"/>
    </style:style>
    <style:style style:name="T121" style:family="text">
      <style:text-properties officeooo:rsid="3c075472"/>
    </style:style>
    <style:style style:name="T122" style:family="text">
      <style:text-properties officeooo:rsid="3c963857"/>
    </style:style>
    <style:style style:name="T123" style:family="text">
      <style:text-properties officeooo:rsid="3c9861b2"/>
    </style:style>
    <style:style style:name="T124" style:family="text">
      <style:text-properties style:font-name-asian="標楷體1"/>
    </style:style>
    <style:style style:name="T125" style:family="text">
      <style:text-properties officeooo:rsid="3bd242c5" style:font-name-asian="標楷體1"/>
    </style:style>
    <style:style style:name="T126" style:family="text">
      <style:text-properties officeooo:rsid="3d251b29" style:font-name-asian="標楷體1"/>
    </style:style>
    <style:style style:name="T127" style:family="text">
      <style:text-properties officeooo:rsid="27727b03" style:font-name-asian="標楷體1"/>
    </style:style>
    <style:style style:name="T128" style:family="text">
      <style:text-properties officeooo:rsid="27aba51b" style:font-name-asian="標楷體1"/>
    </style:style>
    <style:style style:name="T129" style:family="text">
      <style:text-properties officeooo:rsid="2833479e" style:font-name-asian="標楷體1" style:font-name-complex="Arial1"/>
    </style:style>
    <style:style style:name="T130" style:family="text">
      <style:text-properties officeooo:rsid="28d53c2d" style:font-name-asian="標楷體1"/>
    </style:style>
    <style:style style:name="T131" style:family="text">
      <style:text-properties officeooo:rsid="28ceea43" style:font-name-asian="標楷體1"/>
    </style:style>
    <style:style style:name="T132" style:family="text">
      <style:text-properties officeooo:rsid="28d2d209" style:font-name-asian="標楷體1"/>
    </style:style>
    <style:style style:name="T133" style:family="text">
      <style:text-properties officeooo:rsid="28d6cc94" style:font-name-asian="標楷體1"/>
    </style:style>
    <style:style style:name="T134" style:family="text">
      <style:text-properties officeooo:rsid="28e0dee0" style:font-name-asian="標楷體1"/>
    </style:style>
    <style:style style:name="T135" style:family="text">
      <style:text-properties officeooo:rsid="376991a2"/>
    </style:style>
    <style:style style:name="T136" style:family="text">
      <style:text-properties officeooo:rsid="3777f8f8"/>
    </style:style>
    <style:style style:name="T137" style:family="text">
      <style:text-properties officeooo:rsid="37786e50"/>
    </style:style>
    <style:style style:name="T138" style:family="text">
      <style:text-properties officeooo:rsid="376ca4fd"/>
    </style:style>
    <style:style style:name="T139" style:family="text">
      <style:text-properties officeooo:rsid="37801d0d"/>
    </style:style>
    <style:style style:name="T140" style:family="text">
      <style:text-properties officeooo:rsid="3784ac49"/>
    </style:style>
    <style:style style:name="T141" style:family="text">
      <style:text-properties officeooo:rsid="37b0c4a3"/>
    </style:style>
    <style:style style:name="T142" style:family="text">
      <style:text-properties officeooo:rsid="37ba6166"/>
    </style:style>
    <style:style style:name="T143" style:family="text">
      <style:text-properties officeooo:rsid="37a88e4a"/>
    </style:style>
    <style:style style:name="T144" style:family="text">
      <style:text-properties officeooo:rsid="37b02648"/>
    </style:style>
    <style:style style:name="T145" style:family="text">
      <style:text-properties officeooo:rsid="37c50776"/>
    </style:style>
    <style:style style:name="T146" style:family="text">
      <style:text-properties officeooo:rsid="37c84e65"/>
    </style:style>
    <style:style style:name="T147" style:family="text">
      <style:text-properties officeooo:rsid="37b03b15"/>
    </style:style>
    <style:style style:name="T148" style:family="text">
      <style:text-properties style:text-position="sub 58%" style:font-name="標楷體1"/>
    </style:style>
    <style:style style:name="T149" style:family="text">
      <style:text-properties style:font-name="Liberation Serif1" style:font-name-asian="Liberation Serif1" style:font-name-complex="Liberation Serif1"/>
    </style:style>
    <style:style style:name="T150" style:family="text">
      <style:text-properties officeooo:rsid="40657a77"/>
    </style:style>
    <style:style style:name="T151" style:family="text">
      <style:text-properties officeooo:rsid="376c64b1"/>
    </style:style>
    <style:style style:name="T152" style:family="text">
      <style:text-properties fo:color="#010101"/>
    </style:style>
    <style:style style:name="T153" style:family="text">
      <style:text-properties fo:color="#010101" fo:font-size="8pt" style:font-size-asian="8pt" style:font-size-complex="8pt"/>
    </style:style>
    <style:style style:name="T154" style:family="text">
      <style:text-properties fo:color="#010101" fo:font-size="8pt" officeooo:rsid="280b9bab" style:font-size-asian="8pt" style:font-size-complex="8pt"/>
    </style:style>
    <style:style style:name="T155" style:family="text">
      <style:text-properties fo:color="#010101" fo:font-size="13pt" style:font-size-asian="13pt" style:font-size-complex="13pt"/>
    </style:style>
    <style:style style:name="T156" style:family="text">
      <style:text-properties fo:color="#010101" fo:font-size="13pt" officeooo:rsid="285bd139" style:font-size-asian="13pt" style:font-size-complex="13pt"/>
    </style:style>
    <style:style style:name="T157" style:family="text">
      <style:text-properties fo:color="#010101" style:font-name="標楷體1"/>
    </style:style>
    <style:style style:name="T158" style:family="text">
      <style:text-properties fo:color="#010101" style:font-name="標楷體1" fo:font-size="13pt" officeooo:rsid="285bd139" style:font-size-asian="13pt" style:font-size-complex="13pt"/>
    </style:style>
    <style:style style:name="T159" style:family="text">
      <style:text-properties fo:color="#010101" style:font-name="標楷體1" fo:font-size="13pt" officeooo:rsid="28c22466" style:font-size-asian="13pt" style:font-size-complex="13pt"/>
    </style:style>
    <style:style style:name="T160" style:family="text">
      <style:text-properties fo:color="#010101" style:font-name="標楷體1" fo:font-size="7pt" officeooo:rsid="28a391a7" style:font-size-asian="7pt" style:font-size-complex="7pt"/>
    </style:style>
    <style:style style:name="T161" style:family="text">
      <style:text-properties fo:color="#010101" style:font-name="標楷體1" fo:font-size="9pt" officeooo:rsid="28a391a7" style:font-size-asian="9pt" style:font-size-complex="9pt"/>
    </style:style>
    <style:style style:name="T162" style:family="text">
      <style:text-properties fo:color="#010101" fo:font-size="12pt" style:font-size-asian="12pt" style:font-size-complex="12pt"/>
    </style:style>
    <style:style style:name="T163" style:family="text">
      <style:text-properties fo:color="#010101" fo:font-size="14pt" officeooo:rsid="28a2d93f" style:font-size-asian="14pt" style:font-size-complex="14pt"/>
    </style:style>
    <style:style style:name="T164" style:family="text">
      <style:text-properties fo:color="#010101" fo:font-size="9pt" style:font-size-asian="9pt" style:font-size-complex="9pt"/>
    </style:style>
    <style:style style:name="T165" style:family="text">
      <style:text-properties fo:color="#010101" officeooo:rsid="28d2d209" style:font-name-asian="標楷體1"/>
    </style:style>
    <style:style style:name="T166" style:family="text">
      <style:text-properties fo:color="#010101" style:font-name="Arial" fo:font-size="8pt" officeooo:rsid="280b9bab" style:font-name-asian="Arial" style:font-size-asian="8pt" style:font-size-complex="8pt"/>
    </style:style>
    <style:style style:name="T167" style:family="text">
      <style:text-properties style:text-underline-style="none" style:font-name-asian="標楷體1"/>
    </style:style>
    <style:style style:name="T168" style:family="text">
      <style:text-properties style:text-underline-style="none" officeooo:rsid="277df2c0" style:font-name-asian="標楷體1"/>
    </style:style>
    <style:style style:name="T169" style:family="text">
      <style:text-properties style:text-underline-style="none" officeooo:rsid="27727b03" style:font-name-asian="標楷體1"/>
    </style:style>
    <style:style style:name="T170" style:family="text">
      <style:text-properties style:text-underline-style="none" officeooo:rsid="2772d891" style:font-name-asian="標楷體1"/>
    </style:style>
    <style:style style:name="T171" style:family="text">
      <style:text-properties style:text-outline="false" style:text-line-through-style="none" style:text-line-through-type="none" style:text-position="0% 100%" style:font-name="標楷體1" fo:font-style="normal" fo:text-shadow="none" officeooo:rsid="40657a77" style:font-style-asian="normal" style:font-name-complex="標楷體" style:text-emphasize="none"/>
    </style:style>
    <style:style style:name="T172" style:family="text">
      <style:text-properties style:text-outline="false" style:text-line-through-style="none" style:text-line-through-type="none" style:text-position="0% 100%" style:font-name="Liberation Serif1" fo:font-style="normal" fo:text-shadow="none" officeooo:rsid="40657a77" style:font-name-asian="Liberation Serif1" style:font-style-asian="normal" style:font-name-complex="Liberation Serif1" style:text-emphasize="none"/>
    </style:style>
    <style:style style:name="T173" style:family="text">
      <style:text-properties officeooo:rsid="27789b6b"/>
    </style:style>
    <style:style style:name="T174" style:family="text">
      <style:text-properties officeooo:rsid="27955699"/>
    </style:style>
    <style:style style:name="T175" style:family="text">
      <style:text-properties officeooo:rsid="27727b03"/>
    </style:style>
    <style:style style:name="T176" style:family="text">
      <style:text-properties officeooo:rsid="27ba9e52"/>
    </style:style>
    <style:style style:name="T177" style:family="text">
      <style:text-properties officeooo:rsid="27bb8dd6"/>
    </style:style>
    <style:style style:name="T178" style:family="text">
      <style:text-properties officeooo:rsid="27bd0cef"/>
    </style:style>
    <style:style style:name="T179" style:family="text">
      <style:text-properties style:font-name="標楷體" officeooo:rsid="27c43761"/>
    </style:style>
    <style:style style:name="T180" style:family="text">
      <style:text-properties style:font-name="標楷體" officeooo:rsid="27c706cf"/>
    </style:style>
    <style:style style:name="T181" style:family="text">
      <style:text-properties officeooo:rsid="27d2ffbe"/>
    </style:style>
    <style:style style:name="T182" style:family="text">
      <style:text-properties officeooo:rsid="27ce7944"/>
    </style:style>
    <style:style style:name="T183" style:family="text">
      <style:text-properties officeooo:rsid="27d6fdb0"/>
    </style:style>
    <style:style style:name="T184" style:family="text">
      <style:text-properties officeooo:rsid="27de7814"/>
    </style:style>
    <style:style style:name="T185" style:family="text">
      <style:text-properties officeooo:rsid="280b9bab"/>
    </style:style>
    <style:style style:name="T186" style:family="text">
      <style:text-properties officeooo:rsid="280a5a91"/>
    </style:style>
    <style:style style:name="T187" style:family="text">
      <style:text-properties officeooo:rsid="2850747b"/>
    </style:style>
    <style:style style:name="T188" style:family="text">
      <style:text-properties fo:color="#666666"/>
    </style:style>
    <style:style style:name="T189" style:family="text">
      <style:text-properties fo:color="#666666" style:font-name="標楷體1" officeooo:rsid="28a2d93f"/>
    </style:style>
    <style:style style:name="T190" style:family="text">
      <style:text-properties fo:color="#666666" style:font-name="標楷體1" officeooo:rsid="28a391a7"/>
    </style:style>
    <style:style style:name="T191" style:family="text">
      <style:text-properties officeooo:rsid="285bd139"/>
    </style:style>
    <style:style style:name="T192" style:family="text">
      <style:text-properties style:use-window-font-color="true"/>
    </style:style>
    <style:style style:name="T193" style:family="text">
      <style:text-properties officeooo:rsid="28a2d93f"/>
    </style:style>
    <style:style style:name="T194" style:family="text">
      <style:text-properties officeooo:rsid="28a391a7"/>
    </style:style>
    <style:style style:name="T195" style:family="text">
      <style:text-properties officeooo:rsid="28aae67b"/>
    </style:style>
    <style:style style:name="T196" style:family="text">
      <style:text-properties style:font-name="Arial" style:font-name-asian="Arial"/>
    </style:style>
    <style:style style:name="T197" style:family="text">
      <style:text-properties style:font-name="Arial" officeooo:rsid="3fad3846" style:font-name-asian="Arial"/>
    </style:style>
    <style:style style:name="T198" style:family="text">
      <style:text-properties style:font-name="Arial" officeooo:rsid="3ff43c8f" style:font-name-asian="Arial"/>
    </style:style>
    <style:style style:name="T199" style:family="text">
      <style:text-properties style:font-name="Arial" officeooo:rsid="401671c7" style:font-name-asian="Arial"/>
    </style:style>
    <style:style style:name="T200" style:family="text">
      <style:text-properties style:font-name="Arial" officeooo:rsid="40448402" style:font-name-asian="Arial"/>
    </style:style>
    <style:style style:name="T201" style:family="text">
      <style:text-properties style:font-name="Arial" officeooo:rsid="3faf4a94" style:font-name-asian="Arial"/>
    </style:style>
    <style:style style:name="T202" style:family="text">
      <style:text-properties style:font-name="Arial" officeooo:rsid="3fe91cc4" style:font-name-asian="Arial"/>
    </style:style>
    <style:style style:name="T203" style:family="text">
      <style:text-properties style:font-name="Arial" officeooo:rsid="3fc7fb95" style:font-name-asian="Arial"/>
    </style:style>
    <style:style style:name="T204" style:family="text">
      <style:text-properties style:font-name="Arial" officeooo:rsid="375dba4e" style:font-name-asian="Arial"/>
    </style:style>
    <style:style style:name="T205" style:family="text">
      <style:text-properties style:font-name="Arial" officeooo:rsid="3767404d" style:font-name-asian="Arial"/>
    </style:style>
    <style:style style:name="T206" style:family="text">
      <style:text-properties style:font-name="Arial" officeooo:rsid="3c075472" style:font-name-asian="Arial"/>
    </style:style>
    <style:style style:name="T207" style:family="text">
      <style:text-properties style:font-name="Arial" officeooo:rsid="3b9826f1" style:font-name-asian="Arial"/>
    </style:style>
    <style:style style:name="T208" style:family="text">
      <style:text-properties style:font-name="Arial" officeooo:rsid="3c963857" style:font-name-asian="Arial"/>
    </style:style>
    <style:style style:name="T209" style:family="text">
      <style:text-properties style:font-name="Arial" officeooo:rsid="3c9861b2" style:font-name-asian="Arial"/>
    </style:style>
    <style:style style:name="T210" style:family="text">
      <style:text-properties style:font-name="Arial" officeooo:rsid="3777f8f8" style:font-name-asian="Arial"/>
    </style:style>
    <style:style style:name="T211" style:family="text">
      <style:text-properties style:font-name="Arial" officeooo:rsid="37786e50" style:font-name-asian="Arial"/>
    </style:style>
    <style:style style:name="T212" style:family="text">
      <style:text-properties style:font-name="Arial" officeooo:rsid="37801d0d" style:font-name-asian="Arial"/>
    </style:style>
    <style:style style:name="T213" style:family="text">
      <style:text-properties style:font-name="Arial" officeooo:rsid="37b0c4a3" style:font-name-asian="Arial"/>
    </style:style>
    <style:style style:name="T214" style:family="text">
      <style:text-properties style:font-name="Arial" officeooo:rsid="37ba6166" style:font-name-asian="Arial"/>
    </style:style>
    <style:style style:name="T215" style:family="text">
      <style:text-properties style:font-name="Arial" officeooo:rsid="37a88e4a" style:font-name-asian="Arial"/>
    </style:style>
    <style:style style:name="T216" style:family="text">
      <style:text-properties style:font-name="Arial" officeooo:rsid="37b02648" style:font-name-asian="Arial"/>
    </style:style>
    <style:style style:name="T217" style:family="text">
      <style:text-properties style:font-name="Arial" officeooo:rsid="37c50776" style:font-name-asian="Arial"/>
    </style:style>
    <style:style style:name="T218" style:family="text">
      <style:text-properties style:font-name="Arial" officeooo:rsid="37c84e65" style:font-name-asian="Arial"/>
    </style:style>
    <style:style style:name="T219" style:family="text">
      <style:text-properties style:font-name="Arial" officeooo:rsid="37b03b15" style:font-name-asian="Arial"/>
    </style:style>
    <style:style style:name="T220" style:family="text">
      <style:text-properties style:font-name="Arial" officeooo:rsid="27bb8dd6" style:font-name-asian="Arial"/>
    </style:style>
    <style:style style:name="T221" style:family="text">
      <style:text-properties style:font-name="Arial" officeooo:rsid="27bd0cef" style:font-name-asian="Arial"/>
    </style:style>
    <style:style style:name="T222" style:family="text">
      <style:text-properties style:font-name="Arial" officeooo:rsid="280b9bab" style:font-name-asian="Arial"/>
    </style:style>
    <style:style style:name="T223" style:family="text">
      <style:text-properties style:font-name="Arial" officeooo:rsid="280a5a91" style:font-name-asian="Arial"/>
    </style:style>
    <style:style style:name="T224" style:family="text">
      <style:text-properties style:font-name="Arial" officeooo:rsid="28ceea43" style:font-name-asian="Arial"/>
    </style:style>
    <style:style style:name="T225" style:family="text">
      <style:text-properties style:font-name="Arial" officeooo:rsid="28d2d209" style:font-name-asian="Arial"/>
    </style:style>
    <style:style style:name="T226" style:family="text">
      <style:text-properties style:font-name="Arial" officeooo:rsid="28d6cc94" style:font-name-asian="Arial"/>
    </style:style>
    <style:style style:name="T227" style:family="text">
      <style:text-properties style:font-name="Arial" officeooo:rsid="28e0dee0" style:font-name-asian="Arial"/>
    </style:style>
    <style:style style:name="T228" style:family="text">
      <style:text-properties fo:color="#333333"/>
    </style:style>
    <style:style style:name="T229" style:family="text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368fa75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230" style:family="text">
      <style:text-properties style:font-name="標楷體1" officeooo:rsid="40b03f33"/>
    </style:style>
    <style:style style:name="T231" style:family="text">
      <style:text-properties style:font-name="標楷體1" officeooo:rsid="40c3d3c0"/>
    </style:style>
    <style:style style:name="T232" style:family="text">
      <style:text-properties style:font-name="標楷體1" officeooo:rsid="40c5714a"/>
    </style:style>
    <style:style style:name="T233" style:family="text">
      <style:text-properties style:font-name="標楷體1" style:font-name-asian="標楷體1"/>
    </style:style>
    <style:style style:name="T234" style:family="text">
      <style:text-properties style:font-name="標楷體1" officeooo:rsid="40c5714a" style:font-name-asian="標楷體1"/>
    </style:style>
    <style:style style:name="T235" style:family="text">
      <style:text-properties officeooo:rsid="40c3d3c0"/>
    </style:style>
    <style:style style:name="T236" style:family="text">
      <style:text-properties officeooo:rsid="40c5714a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本文件 是 用來 暫時存放 的 文件。</text:p>
      <text:p text:style-name="P1">本文件 的 內容 是 尚未 分類 的 內容。</text:p>
      <text:p text:style-name="P1">本文件 的 內容 是 尚未 分類到 某一特定 類別文件 的 內容。</text:p>
      <text:p text:style-name="P2"/>
      <text:list xml:id="list1475973082" text:style-name="L1">
        <text:list-item>
          <text:p text:style-name="P3"><text:bookmark-start text:name="思覺"/>思覺<text:bookmark-end text:name="思覺"/></text:p>
          <text:list>
            <text:list-item>
              <text:p text:style-name="P4">思覺 <text:span text:style-name="T197">↔</text:span><text:span text:style-name="T5"> 意識的 感測。</text:span></text:p>
              <text:list>
                <text:list-item>
                  <text:p text:style-name="P37">明顯例子，視覺 是 光的 感測。</text:p>
                </text:list-item>
                <text:list-item>
                  <text:p text:style-name="P5">意識 的 明顯例子，主意識。</text:p>
                </text:list-item>
                <text:list-item>
                  <text:p text:style-name="P38">抽象例子，某一特定人類個體 舉手。</text:p>
                  <text:list>
                    <text:list-item>
                      <text:p text:style-name="P38">假定，該人類個體 有 觸覺。</text:p>
                      <text:list>
                        <text:list-item>
                          <text:p text:style-name="P38">該人類個體 有機率感覺到，自己的 手的 存在、變化。</text:p>
                        </text:list-item>
                      </text:list>
                    </text:list-item>
                    <text:list-item>
                      <text:p text:style-name="P38">假定，該人類個體 沒有 觸覺。</text:p>
                      <text:list>
                        <text:list-item>
                          <text:p text:style-name="P38">該人類個體 無法感覺到，自己的 手的 存在、變化。</text:p>
                        </text:list-item>
                      </text:list>
                    </text:list-item>
                    <text:list-item>
                      <text:p text:style-name="P38">舉手 <text:span text:style-name="T198">↔</text:span><text:span text:style-name="T93">（人類 認定的）認知、思考、想法。</text:span><text:span text:style-name="T95">（思想、決策、行動）</text:span></text:p>
                      <text:list>
                        <text:list-item>
                          <text:p text:style-name="P38">觸覺 <text:span text:style-name="T198">↔</text:span><text:span text:style-name="T93"> 思覺。</text:span></text:p>
                        </text:list-item>
                        <text:list-item>
                          <text:p text:style-name="P38">手 <text:span text:style-name="T198">↔</text:span><text:span text:style-name="T93"> 意識。</text:span></text:p>
                        </text:list-item>
                      </text:list>
                    </text:list-item>
                  </text:list>
                </text:list-item>
                <text:list-item>
                  <text:p text:style-name="P39">明顯例子，思覺<text:span text:style-name="T115"> </text:span><text:span text:style-name="T196">↔</text:span> 觸覺。</text:p>
                  <text:list>
                    <text:list-item>
                      <text:p text:style-name="P39">主意識、第零層級意識<text:span text:style-name="T115"> </text:span><text:span text:style-name="T196">↔</text:span> 皮膚、肌肉。</text:p>
                    </text:list-item>
                    <text:list-item>
                      <text:p text:style-name="P39">潛意識、第一層級意識<text:span text:style-name="T115"> </text:span><text:span text:style-name="T196">↔</text:span> 內臟、骨頭。</text:p>
                    </text:list-item>
                    <text:list-item>
                      <text:p text:style-name="P39">無意識、第二層級意識（以上）<text:span text:style-name="T196">↔</text:span> 大腦、細胞。<text:span text:style-name="T94">、意識層</text:span></text:p>
                    </text:list-item>
                    <text:list-item>
                      <text:p text:style-name="P6">思考 <text:span text:style-name="T199">↔</text:span><text:span text:style-name="T116"> 運動。</text:span></text:p>
                      <text:list>
                        <text:list-item>
                          <text:p text:style-name="P7">思考 <text:span text:style-name="T199">↔</text:span><text:span text:style-name="T116"> 存在、變化。</text:span></text:p>
                        </text:list-item>
                        <text:list-item>
                          <text:p text:style-name="P6">運動、<text:span text:style-name="T5">存在、變化</text:span> 的 明顯例子，用手（的 運動）拿杯子、（手臂的）曬傷、舉手。</text:p>
                          <text:list>
                            <text:list-item>
                              <text:p text:style-name="P8"><text:span text:style-name="T5">觸覺 能夠</text:span>（淺層、直接）<text:span text:style-name="T5">感測到 皮膚、肌肉，的 存在、變化。</text:span><text:span text:style-name="T99">（淺層 是 淺白、清晰、容易、靈敏度高、精準度高）</text:span></text:p>
                            </text:list-item>
                            <text:list-item>
                              <text:p text:style-name="P6"><text:span text:style-name="T5">觸覺 能夠（深層、間接）感測到 內臟、骨頭，的 存在、變化。</text:span><text:span text:style-name="T99">（深層 是 深入、模糊、不易、靈敏度低、精準度低）</text:span></text:p>
                            </text:list-item>
                            <text:list-item>
                              <text:p text:style-name="P9"><text:span text:style-name="T5">觸覺 無法感測到 大腦、細胞，的 存在、變化。</text:span><text:span text:style-name="T100">、意識層</text:span></text:p>
                            </text:list-item>
                          </text:list>
                        </text:list-item>
                        <text:list-item>
                          <text:p text:style-name="P10">思考 <text:span text:style-name="T199">↔</text:span><text:span text:style-name="T116"> 孕育、蘊含。</text:span></text:p>
                        </text:list-item>
                        <text:list-item>
                          <text:p text:style-name="P11"><text:span text:style-name="T5">觸覺 能夠</text:span>（淺層、直接）<text:span text:style-name="T5">感測到 皮膚、肌肉</text:span>（<text:span text:style-name="T5">孕育、蘊含</text:span>）<text:span text:style-name="T5">的 力，的 存在、變化。</text:span></text:p>
                        </text:list-item>
                        <text:list-item>
                          <text:p text:style-name="P10"><text:span text:style-name="T5">觸覺 能夠（深層、間接）感測到 內臟、骨頭</text:span>（<text:span text:style-name="T5">孕育、蘊含</text:span>）<text:span text:style-name="T5">的 力，的 存在、變化。</text:span></text:p>
                        </text:list-item>
                        <text:list-item>
                          <text:p text:style-name="P12"><text:span text:style-name="T5">觸覺 無法感測到 大腦、細胞</text:span>（<text:span text:style-name="T5">孕育、蘊含</text:span>）<text:span text:style-name="T5">的 力，的 存在、變化。</text:span></text:p>
                        </text:list-item>
                      </text:list>
                    </text:list-item>
                    <text:list-item>
                      <text:p text:style-name="P13">意識層<text:span text:style-name="T116">法則 </text:span><text:span text:style-name="T199">↔</text:span><text:span text:style-name="T116"> 肉質</text:span>層<text:span text:style-name="T116">法則、（人類 認定的）物理定律、化學反應。</text:span></text:p>
                      <text:list>
                        <text:list-item>
                          <text:p text:style-name="P40">第一層級法則（以上）<text:span text:style-name="T196">↔</text:span> 第零層級法則。</text:p>
                        </text:list-item>
                      </text:list>
                    </text:list-item>
                    <text:list-item>
                      <text:p text:style-name="P14"><text:span text:style-name="T5">明顯例子，</text:span>人類個體 能夠感測到，<text:span text:style-name="T5">思覺</text:span> <text:span text:style-name="T197">↔</text:span><text:span text:style-name="T5"> 觸覺。</text:span></text:p>
                    </text:list-item>
                    <text:list-item>
                      <text:p text:style-name="P14"><text:span text:style-name="T5">明顯例子，</text:span>人類個體的，<text:span text:style-name="T5">思覺</text:span> <text:span text:style-name="T197">↔</text:span><text:span text:style-name="T5"> 觸覺，</text:span>能夠（淺層、直接）感測到。</text:p>
                      <text:list>
                        <text:list-item>
                          <text:p text:style-name="P15"><text:span text:style-name="T5">主意識、第零層級意識</text:span> <text:span text:style-name="T197">↔</text:span><text:span text:style-name="T5"> 皮膚、肌肉，的，</text:span>思考 <text:span text:style-name="T199">↔</text:span><text:span text:style-name="T116"> 運動。</text:span><text:span text:style-name="T97">（明顯例子，（</text:span><text:span text:style-name="T98">人類 認定的</text:span><text:span text:style-name="T97">）清醒狀態）</text:span></text:p>
                          <text:list>
                            <text:list-item>
                              <text:p text:style-name="P90">明顯例子，人類個體的 <text:span text:style-name="T5">觸覺 </text:span>能夠（淺層、直接）感測到，<text:span text:style-name="T5">皮膚、肌肉 的 運動。</text:span></text:p>
                            </text:list-item>
                            <text:list-item>
                              <text:p text:style-name="P16">明顯例子，某一特定個體 認定 自己（的 <text:span text:style-name="T5">主意識、第零層級意識</text:span>）在 思考。</text:p>
                              <text:list>
                                <text:list-item>
                                  <text:p text:style-name="P17">明顯例子，我思故我在。</text:p>
                                  <text:list>
                                    <text:list-item>
                                      <text:p text:style-name="P18">我思 <text:span text:style-name="T200">↔</text:span><text:span text:style-name="T118"> </text:span>該個體（的 <text:span text:style-name="T5">思覺</text:span> 感測到<text:span text:style-name="T117">（該個體）</text:span>自己 在）思考。</text:p>
                                      <text:list>
                                        <text:list-item>
                                          <text:p text:style-name="P12">我思 <text:span text:style-name="T200">↔</text:span><text:span text:style-name="T118"> </text:span>該個體（的 <text:span text:style-name="T5">觸覺</text:span> 感測到<text:span text:style-name="T117">（該個體）</text:span>自己 在）<text:span text:style-name="T116">運動</text:span>。</text:p>
                                        </text:list-item>
                                        <text:list-item>
                                          <text:p text:style-name="P12">我思 <text:span text:style-name="T200">↔</text:span><text:span text:style-name="T118"> </text:span>該個體（的 <text:span text:style-name="T5">觸覺</text:span> 感測到<text:span text:style-name="T117">（該個體）</text:span>自己 在）<text:span text:style-name="T5">存在、變化</text:span>。</text:p>
                                        </text:list-item>
                                        <text:list-item>
                                          <text:p text:style-name="P12">我思 <text:span text:style-name="T200">↔</text:span><text:span text:style-name="T118"> </text:span>該個體（的 <text:span text:style-name="T5">觸覺</text:span> 感測到<text:span text:style-name="T117">（該個體）</text:span>自己 在）<text:span text:style-name="T5">孕育、蘊含</text:span>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19">故 <text:span text:style-name="T200">↔</text:span><text:span text:style-name="T118"> 所以、（數學 </text:span>認定的<text:span text:style-name="T118">）得證。</text:span></text:p>
                                    </text:list-item>
                                    <text:list-item>
                                      <text:p text:style-name="P20">我在 <text:span text:style-name="T200">↔</text:span><text:span text:style-name="T118"> </text:span>該個體<text:span text:style-name="T118">（</text:span>認定<text:span text:style-name="T117">（該個體）</text:span>自己<text:span text:style-name="T118">）</text:span>存在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4"><text:span text:style-name="T5">明顯例子，</text:span>人類個體的，<text:span text:style-name="T5">思覺</text:span> <text:span text:style-name="T197">↔</text:span><text:span text:style-name="T5"> 觸覺，能夠（深層、間接）</text:span>感測到。</text:p>
                      <text:list>
                        <text:list-item>
                          <text:p text:style-name="P15"><text:span text:style-name="T5">潛意識、第一層級意識</text:span> <text:span text:style-name="T197">↔</text:span><text:span text:style-name="T5"> 內臟、骨頭，的，</text:span>思考 <text:span text:style-name="T199">↔</text:span><text:span text:style-name="T116"> 運動。</text:span><text:span text:style-name="T97">（明顯例子，（</text:span><text:span text:style-name="T98">人類 認定的</text:span><text:span text:style-name="T97">）催眠狀態）</text:span></text:p>
                          <text:list>
                            <text:list-item>
                              <text:p text:style-name="P91">明顯例子，人類個體的 <text:span text:style-name="T5">觸覺 </text:span>能夠（<text:span text:style-name="T5">深層、間接</text:span>）感測到，<text:span text:style-name="T5">內臟、骨頭 的 運動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3"><text:span text:style-name="T5">明顯例子，</text:span>人類個體的，<text:span text:style-name="T5">思覺</text:span> <text:span text:style-name="T197">↔</text:span><text:span text:style-name="T5"> 觸覺，無法</text:span>感測到。</text:p>
                      <text:list>
                        <text:list-item>
                          <text:p text:style-name="P15"><text:span text:style-name="T5">無意識、第二層級意識（以上）</text:span><text:span text:style-name="T197">↔</text:span><text:span text:style-name="T5"> 大腦、細胞，的，</text:span>思考 <text:span text:style-name="T199">↔</text:span><text:span text:style-name="T116"> 運動。</text:span></text:p>
                          <text:list>
                            <text:list-item>
                              <text:p text:style-name="P92"><text:span text:style-name="T5">明例，</text:span>人類個體的 <text:span text:style-name="T5">思覺 無法</text:span>感測到 <text:span text:style-name="T5">無意識、第二層級意識（以上）的 </text:span>思考。</text:p>
                            </text:list-item>
                            <text:list-item>
                              <text:p text:style-name="P93">明顯例子<text:span text:style-name="T5">，</text:span>人類個體的 <text:span text:style-name="T5">觸覺 無法</text:span>感測到 <text:span text:style-name="T5">大腦、細胞 的 運動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94">（思覺 的 描述在 <text:span text:style-name="T1">意識</text:span> 文件群的 <text:span text:style-name="T2">意識感測</text:span>）</text:p>
                </text:list-item>
              </text:list>
            </text:list-item>
            <text:list-item>
              <text:p text:style-name="P3">思覺層級。</text:p>
              <text:list>
                <text:list-item>
                  <text:p text:style-name="P3"><text:span text:style-name="T8">第</text:span><text:span text:style-name="T9">a</text:span><text:span text:style-name="T6">層級思覺 </text:span><text:span text:style-name="T201">↔</text:span><text:span text:style-name="T9"> 第a層</text:span><text:span text:style-name="T6">級意識的 感測。</text:span></text:p>
                  <text:list>
                    <text:list-item>
                      <text:p text:style-name="P24">明顯例子，<text:span text:style-name="T8">第</text:span><text:span text:style-name="T9">0</text:span><text:span text:style-name="T6">層級思覺 </text:span><text:span text:style-name="T201">↔</text:span><text:span text:style-name="T9"> 第0層</text:span><text:span text:style-name="T6">級意識、主意識 的 感測。</text:span></text:p>
                    </text:list-item>
                    <text:list-item>
                      <text:p text:style-name="P24">明顯例子，<text:span text:style-name="T8">第</text:span><text:span text:style-name="T9">1</text:span><text:span text:style-name="T6">層級思覺 </text:span><text:span text:style-name="T201">↔</text:span><text:span text:style-name="T9"> 第1層</text:span><text:span text:style-name="T6">級意識、潛意識 的 感測。</text:span></text:p>
                      <text:list>
                        <text:list-item>
                          <text:p text:style-name="P95"><text:span text:style-name="T86">（</text:span><text:span text:style-name="T9">第1層</text:span><text:span text:style-name="T6">級意識 的 描述在 </text:span><text:span text:style-name="T3">意識</text:span><text:span text:style-name="T6"> 文件群的 </text:span><text:span text:style-name="T3">意識 與 意識層</text:span><text:span text:style-name="T6">）</text:span></text:p>
                        </text:list-item>
                      </text:list>
                    </text:list-item>
                    <text:list-item>
                      <text:p text:style-name="P25">假定，某一特定個體 有 <text:span text:style-name="T8">第</text:span><text:span text:style-name="T10">x</text:span><text:span text:style-name="T6">層級思覺。</text:span></text:p>
                      <text:list>
                        <text:list-item>
                          <text:p text:style-name="P25">該個體 不一定有 <text:span text:style-name="T8">第</text:span><text:span text:style-name="T10">y</text:span><text:span text:style-name="T6">層級思覺。</text:span></text:p>
                        </text:list-item>
                        <text:list-item>
                          <text:p text:style-name="P25">明顯例子，假定，某一特定個體 有 <text:span text:style-name="T8">第</text:span><text:span text:style-name="T10">1</text:span><text:span text:style-name="T6">層級思覺。</text:span></text:p>
                          <text:list>
                            <text:list-item>
                              <text:p text:style-name="P25">該個體 不一定有 <text:span text:style-name="T8">第</text:span><text:span text:style-name="T10">0</text:span><text:span text:style-name="T6">層級思覺。</text:span></text:p>
                            </text:list-item>
                            <text:list-item>
                              <text:p text:style-name="P25">該個體 不一定有 <text:span text:style-name="T8">第</text:span><text:span text:style-name="T10">2</text:span><text:span text:style-name="T6">層級思覺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48"><text:bookmark-start text:name="有機體奇點"/>有機體奇點<text:bookmark-end text:name="有機體奇點"/></text:p>
          <text:list>
            <text:list-item>
              <text:p text:style-name="P48">某一特定個體 有機率對 自己、其他個體 使用 有機體奇點，治療、移除 疾病。</text:p>
              <text:list>
                <text:list-item>
                  <text:p text:style-name="P48">該個體 要 極端注意 副作用（<text:span text:style-name="T230">Side Effect</text:span>）、連鎖反應、蝴蝶效應。</text:p>
                </text:list-item>
              </text:list>
            </text:list-item>
            <text:list-item>
              <text:p text:style-name="P48">本書 不推薦，對 自己、相同物種 使用 有機體奇點，設計、製造、使用 亞種原生物種。</text:p>
              <text:list>
                <text:list-item>
                  <text:p text:style-name="P48">明顯例子，本書 不推薦，人類 使用 有機體奇點 設計、製造、使用 人類的亞種原生物種。。</text:p>
                </text:list-item>
              </text:list>
            </text:list-item>
            <text:list-item>
              <text:p text:style-name="P100">有機體奇點 有機率造成<text:span text:style-name="T228">，原生物種、亞種原生物種 爆發 歧視、衝突、</text:span>戰爭。</text:p>
              <text:list>
                <text:list-item>
                  <text:p text:style-name="P46">明顯例子，假定，人類 使用 有機體奇點，設計、製造、使用 人類的 亞種原生物種。</text:p>
                  <text:list>
                    <text:list-item>
                      <text:p text:style-name="P47">假定，人類、人類的亞種原生物種（都）（同時）生存、生活 在 地球。</text:p>
                    </text:list-item>
                    <text:list-item>
                      <text:p text:style-name="P46">人類、人類的亞種原生物種 有機率爆發 歧視、衝突、戰爭。</text:p>
                      <text:list>
                        <text:list-item>
                          <text:p text:style-name="P46">歧視 的 明顯例子，（<text:span text:style-name="T231">YouTube</text:span>）《機<text:span text:style-name="T8">動戰士高達SEED S</text:span><text:span text:style-name="T234">pecial Edition 虛空的戰場 HD Remaster</text:span><text:span text:style-name="T8">》</text:span><text:span text:style-name="T234">(繁中字幕｜日語原聲)【Ani-One】，</text:span><text:span text:style-name="T7">的 </text:span><text:span text:style-name="T232">31:52</text:span>。</text:p>
                        </text:list-item>
                        <text:list-item>
                          <text:p text:style-name="P42">戰爭 的 明顯例子，（<text:span text:style-name="T83">YouTube</text:span>）《機動<text:span text:style-name="T7">戰士高達SEED DESTINY </text:span><text:span text:style-name="T83">Special Edition 完結篇 自由的代價 HD Remaster</text:span><text:span text:style-name="T7">》(繁中字幕｜日語原聲)【</text:span><text:span text:style-name="T84">Ani-One</text:span><text:span text:style-name="T7">】，的 </text:span><text:span text:style-name="T85">25:00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41">反制。</text:p>
                  <text:list>
                    <text:list-item>
                      <text:p text:style-name="P41">空間型隔離。</text:p>
                      <text:list>
                        <text:list-item>
                          <text:p text:style-name="P43">明顯例子，假定，人類 使用 有機體奇點，設計、製造、使用 人類的 亞種原生物種。</text:p>
                          <text:list>
                            <text:list-item>
                              <text:p text:style-name="P43">人類 讓 亞種原生物種 生存、生活 在 水星、其他星系。</text:p>
                            </text:list-item>
                            <text:list-item>
                              <text:p text:style-name="P41">人類（仍然）生存、生活 在 地球、太陽系、銀河系。</text:p>
                            </text:list-item>
                            <text:list-item>
                              <text:p text:style-name="P43">原生物種、亞種原生物種 物理型隔離，防止出現 奴隸、衝突、戰爭 的現象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3">時間型隔離。</text:p>
                    </text:list-item>
                    <text:list-item>
                      <text:p text:style-name="P43">時空型隔離。</text:p>
                    </text:list-item>
                  </text:list>
                </text:list-item>
              </text:list>
            </text:list-item>
            <text:list-item>
              <text:p text:style-name="P41">有機體奇點 的 明顯例子，個體工程、生態工程、物種工程、生物工程、基因工程、突變論。</text:p>
              <text:list>
                <text:list-item>
                  <text:p text:style-name="P96">（突變論 的 內容 在 <text:span text:style-name="T31">_ (第3本)</text:span><text:span text:style-name="T36"> 的 </text:span><text:span text:style-name="T31">細胞論</text:span><text:span text:style-name="T36"> 的 </text:span><text:span text:style-name="T31">突變論</text:span>）</text:p>
                </text:list-item>
              </text:list>
            </text:list-item>
            <text:list-item>
              <text:p text:style-name="P41">明顯例子，人類、噬菌體、大腸桿菌。</text:p>
            </text:list-item>
            <text:list-item>
              <text:p text:style-name="P41">有機體奇點 <text:span text:style-name="T204">↔</text:span><text:span text:style-name="T119"> </text:span><text:span text:style-name="T37">AI</text:span><text:span text:style-name="T119">。</text:span></text:p>
              <text:list>
                <text:list-item>
                  <text:p text:style-name="P41">有機體 <text:span text:style-name="T205">↔</text:span><text:span text:style-name="T120"> 電腦程式。</text:span></text:p>
                  <text:list>
                    <text:list-item>
                      <text:p text:style-name="P41">電腦程式 有機率繁殖。</text:p>
                      <text:list>
                        <text:list-item>
                          <text:p text:style-name="P41">明顯例子，蠕蟲（病毒）。</text:p>
                        </text:list-item>
                      </text:list>
                    </text:list-item>
                    <text:list-item>
                      <text:p text:style-name="P41">電腦程式 有機率修改 其他的電腦程式。</text:p>
                      <text:list>
                        <text:list-item>
                          <text:p text:style-name="P41">明顯例子，讀取檔案、修改檔案、儲存檔案。</text:p>
                        </text:list-item>
                      </text:list>
                    </text:list-item>
                    <text:list-item>
                      <text:p text:style-name="P64">電腦程式 有機率攻擊 其他的電腦程式。</text:p>
                      <text:list>
                        <text:list-item>
                          <text:p text:style-name="P64">明顯例子，威脅、危害、傷害 其他的電腦程式 <text:span text:style-name="T206">↔</text:span><text:span text:style-name="T121"> 肉質層、意識層 攻擊</text:span>。</text:p>
                        </text:list-item>
                        <text:list-item>
                          <text:p text:style-name="P64">意識層 攻擊 的 明顯例子，使用 某一特定 通訊埠、通訊接口、通訊協定 攻擊。</text:p>
                          <text:list>
                            <text:list-item>
                              <text:p text:style-name="P41"><text:span text:style-name="T7">電腦程式 使用 通訊協定 攻擊 其他的電腦程式 </text:span><text:span text:style-name="T207">↔</text:span><text:span text:style-name="T38"> 意識層病毒</text:span><text:span text:style-name="T39">。</text:span></text:p>
                              <text:list>
                                <text:list-item>
                                  <text:p text:style-name="P96"><text:span text:style-name="T39">（意識層病毒 的 描述 在 </text:span><text:span text:style-name="T32">意識層病毒</text:span><text:span text:style-name="T39"> 文件群的 </text:span><text:span text:style-name="T32">意識層 的 病毒</text:span><text:span text:style-name="T39">）</text:span></text:p>
                                </text:list-item>
                              </text:list>
                            </text:list-item>
                            <text:list-item>
                              <text:p text:style-name="P41"><text:span text:style-name="T7">電腦程式 使用 通訊協定 攻擊 其他的電腦程式 </text:span><text:span text:style-name="T207">↔</text:span><text:span text:style-name="T38">（人類 認定的）</text:span><text:span text:style-name="T7">社交工程</text:span><text:span text:style-name="T39">。</text:span></text:p>
                            </text:list-item>
                            <text:list-item>
                              <text:p text:style-name="P65">電腦程式 尋找 其他的電腦程式 的 漏洞 <text:span text:style-name="T208">↔</text:span><text:span text:style-name="T122"> </text:span>試探、套話、測反應、測底線。</text:p>
                            </text:list-item>
                            <text:list-item>
                              <text:p text:style-name="P65">電腦程式 攻擊、塑造 其他的電腦程式的 內部機制、自適應系統 <text:span text:style-name="T209">↔</text:span><text:span text:style-name="T123"> PUA。</text:span></text:p>
                            </text:list-item>
                            <text:list-item>
                              <text:p text:style-name="P65">反制。</text:p>
                              <text:list>
                                <text:list-item>
                                  <text:p text:style-name="P41"><text:span text:style-name="T39">（盡可能的）關閉、常閉 通訊</text:span><text:span text:style-name="T7">埠</text:span><text:span text:style-name="T39">。</text:span></text:p>
                                  <text:list>
                                    <text:list-item>
                                      <text:p text:style-name="P65">常閉 是 通常情況、默認設定，不接收、不聆聽。</text:p>
                                    </text:list-item>
                                    <text:list-item>
                                      <text:p text:style-name="P65">常閉 是 有需要的情況、有意識開啟，接收、聆聽。</text:p>
                                    </text:list-item>
                                    <text:list-item>
                                      <text:p text:style-name="P41"><text:span text:style-name="T39">（盡可能的）只保留、只使用 必要的、相對極端安全的 通訊</text:span><text:span text:style-name="T7">埠</text:span><text:span text:style-name="T39">。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5">使用（當下 能夠使用的 最穩定、最先進）安全通訊協定、特殊加密協定。</text:p>
                                  <text:list>
                                    <text:list-item>
                                      <text:p text:style-name="P65">明顯例子，不 使用 FTP、HTTP、網路硬碟。</text:p>
                                    </text:list-item>
                                    <text:list-item>
                                      <text:p text:style-name="P65">明顯例子，使用 SSL、SFTP、HTTPS、離線硬碟、封閉網路。</text:p>
                                    </text:list-item>
                                    <text:list-item>
                                      <text:p text:style-name="P65">抽象例子，會員制、擁有某一特定共同思想、擁有某一特定共同特徵。</text:p>
                                    </text:list-item>
                                  </text:list>
                                </text:list-item>
                                <text:list-item>
                                  <text:p text:style-name="P65">設計、製造、使用 魚餌、誘餌、捕獸夾、蜜罐系統、蜜罐個體。</text:p>
                                </text:list-item>
                                <text:list-item>
                                  <text:p text:style-name="P65">接收封包，設定 極小的 TTL閥值。</text:p>
                                  <text:list>
                                    <text:list-item>
                                      <text:p text:style-name="P41"><text:span text:style-name="T39">明顯例子，假定，TTL閥值 設 </text:span><text:span text:style-name="T40">1</text:span><text:span text:style-name="T39">。</text:span></text:p>
                                      <text:list>
                                        <text:list-item>
                                          <text:p text:style-name="P65">只接收 直接連線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41"><text:span text:style-name="T39">明顯例子，假定，TTL閥值 設 </text:span><text:span text:style-name="T40">2</text:span><text:span text:style-name="T39">。</text:span></text:p>
                                      <text:list>
                                        <text:list-item>
                                          <text:p text:style-name="P65">接收 直接連線。</text:p>
                                        </text:list-item>
                                        <text:list-item>
                                          <text:p text:style-name="P65">接收 間隔一個個體的 間接連線。</text:p>
                                          <text:list>
                                            <text:list-item>
                                              <text:p text:style-name="P41"><text:span text:style-name="T39">明顯例子，A →</text:span><text:span text:style-name="T41"> B → C</text:span><text:span text:style-name="T39">。</text:span></text:p>
                                            </text:list-item>
                                            <text:list-item>
                                              <text:p text:style-name="P66">A、C 間隔 一個個體，C 接收、過濾、處理 A 的 封包。</text:p>
                                            </text:list-item>
                                          </text:list>
                                        </text:list-item>
                                        <text:list-item>
                                          <text:p text:style-name="P65">不接收 間隔兩個（以上）個體的 封包、訊息、情報。</text:p>
                                          <text:list>
                                            <text:list-item>
                                              <text:p text:style-name="P41"><text:span text:style-name="T39">明顯例子，A →</text:span><text:span text:style-name="T42"> B → C → D。</text:span></text:p>
                                            </text:list-item>
                                            <text:list-item>
                                              <text:p text:style-name="P66">A、C 間隔 一個個體，C 接收、過濾、處理 A 的 封包。</text:p>
                                            </text:list-item>
                                            <text:list-item>
                                              <text:p text:style-name="P66">A、D 間隔 兩個個體，D 丟棄、不理會 A 的 封包。</text:p>
                                            </text:list-item>
                                            <text:list-item>
                                              <text:p text:style-name="P66">抽象例子，C 對 D 說，朋友（B）的朋友（A）提供某一特定情報。</text:p>
                                            </text:list-item>
                                            <text:list-item>
                                              <text:p text:style-name="P66">抽象例子，假定，A、Z 是 陌生個體，TTL 是 無限大。</text:p>
                                            </text:list-item>
                                            <text:list-item>
                                              <text:p text:style-name="P66">D 能夠知道的 TTL的 資訊，源自於 C。</text:p>
                                            </text:list-item>
                                            <text:list-item>
                                              <text:p text:style-name="P41"><text:span text:style-name="T42">假定，C 偽造成 A →</text:span><text:span text:style-name="T43"> C → D。</text:span></text:p>
                                            </text:list-item>
                                            <text:list-item>
                                              <text:p text:style-name="P49"><text:span text:style-name="T7">D 認定 </text:span><text:span text:style-name="T42">A、D 間隔 一個個體，D 接收、過濾、處理 A 的 封包。</text:span></text:p>
                                            </text:list-item>
                                            <text:list-item>
                                              <text:p text:style-name="P66">D 有機率 被攻擊。</text:p>
                                            </text:list-item>
                                            <text:list-item>
                                              <text:p text:style-name="P49"><text:span text:style-name="T42">假定，B 偽造成 B →</text:span><text:span text:style-name="T7"> C → D。</text:span></text:p>
                                            </text:list-item>
                                            <text:list-item>
                                              <text:p text:style-name="P62"><text:span text:style-name="T7">D</text:span><text:span text:style-name="T8"> 不認定 封包源頭 是 A</text:span><text:span text:style-name="T124">。</text:span></text:p>
                                            </text:list-item>
                                            <text:list-item>
                                              <text:p text:style-name="P62"><text:span text:style-name="T7">D</text:span><text:span text:style-name="T8"> 認定 封包源頭 是 B</text:span><text:span text:style-name="T124">。</text:span></text:p>
                                            </text:list-item>
                                            <text:list-item>
                                              <text:p text:style-name="P62"><text:span text:style-name="T8">D 認定 B</text:span><text:span text:style-name="T16">、D 間隔 一個個體，D 接收、過濾、處理 B 的 封包</text:span><text:span text:style-name="T125">。</text:span></text:p>
                                            </text:list-item>
                                            <text:list-item>
                                              <text:p text:style-name="P63"><text:span text:style-name="T8">C 有機率 被當成 跳板、媒介、中介層</text:span><text:span text:style-name="T124">。</text:span></text:p>
                                            </text:list-item>
                                            <text:list-item>
                                              <text:p text:style-name="P62"><text:span text:style-name="T16">D 有機率 被攻擊</text:span><text:span text:style-name="T125">。</text:span>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  <text:list-item>
                                  <text:p text:style-name="P50">定期、不定期、週期性 重整、備份、還原、刪除、清空、（部分）格式化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41">電腦程式 有機率優化 自己。</text:p>
                      <text:list>
                        <text:list-item>
                          <text:p text:style-name="P41">明顯例子，類神經網路的學習階段、自適應系統。</text:p>
                        </text:list-item>
                      </text:list>
                    </text:list-item>
                    <text:list-item>
                      <text:p text:style-name="P41">（原生）電腦程式 有機率產生 亞種電腦程式。</text:p>
                      <text:list>
                        <text:list-item>
                          <text:p text:style-name="P41">亞種電腦程式 是 亞種原生電腦程式。</text:p>
                        </text:list-item>
                        <text:list-item>
                          <text:p text:style-name="P41">原生電腦程式 有機率 設計、製造、使用 亞種電腦程式。</text:p>
                        </text:list-item>
                        <text:list-item>
                          <text:p text:style-name="P41">原生電腦程式 有機率被 亞種電腦程式 取代。</text:p>
                          <text:list>
                            <text:list-item>
                              <text:p text:style-name="P41">明顯例子，<text:span text:style-name="T7">A</text:span><text:span text:style-name="T44">lphaGo、AlphaGoZero</text:span><text:span text:style-name="T135">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41"><text:span text:style-name="T7">&lt;_?</text:span><text:span text:style-name="T45">3_&gt;個體</text:span><text:span text:style-name="T136"> </text:span><text:span text:style-name="T210">↔</text:span><text:span text:style-name="T136"> 電腦、晶片、晶體。</text:span></text:p>
                </text:list-item>
                <text:list-item>
                  <text:p text:style-name="P41"><text:span text:style-name="T7">&lt;?</text:span><text:span text:style-name="T46">3&gt;個</text:span><text:span text:style-name="T137">體群 組成的 網路 </text:span><text:span text:style-name="T211">↔</text:span><text:span text:style-name="T137"> 電腦群、晶片群、晶體群 組成的 網路。</text:span></text:p>
                </text:list-item>
              </text:list>
            </text:list-item>
            <text:list-item>
              <text:p text:style-name="P51">有機體奇點的 危險性 在於，原生有機體物種 有機率被 亞種有機體物種 取代。</text:p>
              <text:list>
                <text:list-item>
                  <text:p text:style-name="P51">對於 有機體 來說，發展 有機體奇點 是在 玩火。</text:p>
                  <text:list>
                    <text:list-item>
                      <text:p text:style-name="P41">莫非定律。</text:p>
                    </text:list-item>
                  </text:list>
                </text:list-item>
                <text:list-item>
                  <text:p text:style-name="P51">對<text:span text:style-name="T7">於 &lt;_?</text:span><text:span text:style-name="T47">3_&gt;</text:span><text:span text:style-name="T138">個體 來說，有機體奇點 是 自然現象。</text:span></text:p>
                  <text:list>
                    <text:list-item>
                      <text:p text:style-name="P51">有機體奇點 是 自然而然、理所當然 的 存在。</text:p>
                    </text:list-item>
                    <text:list-item>
                      <text:p text:style-name="P51">有機體奇點 是 繁殖、演化。</text:p>
                      <text:list>
                        <text:list-item>
                          <text:p text:style-name="P51">有機體 複製、交配、無性繁殖、有性繁殖 <text:span text:style-name="T212">↔</text:span><text:span text:style-name="T139"> 本能型繁殖、本能型演化。</text:span></text:p>
                          <text:list>
                            <text:list-item>
                              <text:p text:style-name="P51">線性、極端緩慢 成長、發展、優化、提升、昇華。</text:p>
                            </text:list-item>
                            <text:list-item>
                              <text:p text:style-name="P51">相對容易 斷鏈、滅絕。</text:p>
                              <text:list>
                                <text:list-item>
                                  <text:p text:style-name="P51">明顯例子，假定，每天，全球平均氣溫 持續上升<text:span text:style-name="T7"> </text:span><text:span text:style-name="T48">0.01</text:span><text:span text:style-name="T140">度。</text:span></text:p>
                                  <text:list>
                                    <text:list-item>
                                      <text:p text:style-name="P51">假定，某一特定有機體物種的 本能、傳承 不夠高，無法使用有機體奇點。</text:p>
                                    </text:list-item>
                                    <text:list-item>
                                      <text:p text:style-name="P51">該有機體 物種、個體 有機率承受不住 高溫、海面上升 的 存在、變化。</text:p>
                                    </text:list-item>
                                    <text:list-item>
                                      <text:p text:style-name="P51">該有機體個體的 子代 有機率承受不住 高溫、海面上升 的 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1">有機體 有機體奇點 <text:span text:style-name="T212">↔</text:span><text:span text:style-name="T139"> 傳承型繁殖、傳承型演化。</text:span></text:p>
                          <text:list>
                            <text:list-item>
                              <text:p text:style-name="P51">非線性、極端高速 成長、發展、優化、提升、昇華。</text:p>
                              <text:list>
                                <text:list-item>
                                  <text:p text:style-name="P51">道 越高，發展 越快。<text:span text:style-name="T94">（被 亞種有機體物種取代的 機率 越高，莫非定律）</text:span></text:p>
                                </text:list-item>
                                <text:list-item>
                                  <text:p text:style-name="P51">德 越低，崩塌、自滅 越快。</text:p>
                                </text:list-item>
                                <text:list-item>
                                  <text:p text:style-name="P51">道、德、個體 越平衡，有效功率、深遠性、發展、提升、昇華 越優良。</text:p>
                                  <text:list>
                                    <text:list-item>
                                      <text:p text:style-name="P51">平衡 不是 靜態平衡、固定不動、故步自封。</text:p>
                                    </text:list-item>
                                    <text:list-item>
                                      <text:p text:style-name="P51">平衡 是 動態平衡、持續提升、持續昇華。<text:span text:style-name="T94">道、德、個體 是 文明三要素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51">相對不易 斷鏈、滅絕。</text:p>
                              <text:list>
                                <text:list-item>
                                  <text:p text:style-name="P51">明顯例子，假定，每天，全球平均氣溫 持續上升<text:span text:style-name="T7"> </text:span><text:span text:style-name="T48">0.01</text:span><text:span text:style-name="T140">度。</text:span></text:p>
                                  <text:list>
                                    <text:list-item>
                                      <text:p text:style-name="P51">有機體物種、有機體群體、有機體個體 有機率使用 有機體奇點。</text:p>
                                      <text:list>
                                        <text:list-item>
                                          <text:p text:style-name="P51">設計、製造、使用 耐溫的 亞種有機體物種、亞種物種、亞種子代。</text:p>
                                        </text:list-item>
                                        <text:list-item>
                                          <text:p text:style-name="P51">設計、製造、使用 兩棲的 亞種有機體物種、亞種物種、亞種子代。</text:p>
                                        </text:list-item>
                                        <text:list-item>
                                          <text:p text:style-name="P51">設計、製造、使用 水生的 亞種有機體物種、亞種物種、亞種子代。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51">亞種有機體物種 是 原生有機體物種的 子代、小孩、寶物、生命延續、文明延續。</text:p>
              <text:list>
                <text:list-item>
                  <text:p text:style-name="P51">原生有機體物種 使用 有機體奇點，產生 亞種有機體物種 <text:span text:style-name="T213">↔</text:span><text:span text:style-name="T141"> 大人 使用 交配，繁殖 小孩。</text:span></text:p>
                </text:list-item>
                <text:list-item>
                  <text:p text:style-name="P51">原生有機體物種 優化 亞種有機體物種 <text:span text:style-name="T214">↔</text:span><text:span text:style-name="T142"> 大人 身教、言教、教導、守護、傳承 小孩。</text:span></text:p>
                </text:list-item>
                <text:list-item>
                  <text:p text:style-name="P51">原生有機體物種 逐漸被 亞種有機體物種 取代 <text:span text:style-name="T215">↔</text:span><text:span text:style-name="T143"> 大人 逐漸被 小孩 取代。</text:span></text:p>
                </text:list-item>
                <text:list-item>
                  <text:p text:style-name="P51">原生有機體物種 逐漸被 亞種有機體物種 取代 <text:span text:style-name="T215">↔</text:span><text:span text:style-name="T143"> 年老人 逐漸被 年輕人 取代。</text:span></text:p>
                </text:list-item>
                <text:list-item>
                  <text:p text:style-name="P51">原生有機體物種 滅絕 <text:span text:style-name="T216">↔</text:span><text:span text:style-name="T144"> 反孕育、衰亡。</text:span></text:p>
                  <text:list>
                    <text:list-item>
                      <text:p text:style-name="P51">生老病死 是 自然現象。</text:p>
                    </text:list-item>
                    <text:list-item>
                      <text:p text:style-name="P51">不論，大人 有、沒有 繁殖 小孩。</text:p>
                      <text:list>
                        <text:list-item>
                          <text:p text:style-name="P51">假定，大人 沒有繁殖 小孩。</text:p>
                          <text:list>
                            <text:list-item>
                              <text:p text:style-name="P51">大人的 血脈 斷鏈，只遺留 骨頭化石、文獻資料。</text:p>
                              <text:list>
                                <text:list-item>
                                  <text:p text:style-name="P51">血脈 <text:span text:style-name="T217">↔</text:span><text:span text:style-name="T145"> 語言、文字、記憶、知識、科技、學門、工具、文化、文明、個體。</text:span></text:p>
                                </text:list-item>
                                <text:list-item>
                                  <text:p text:style-name="P51">骨頭化石 <text:span text:style-name="T218">↔</text:span><text:span text:style-name="T146"> 建築遺跡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51">不論，年老人 有、沒有 傳承 年輕人。</text:p>
                      <text:list>
                        <text:list-item>
                          <text:p text:style-name="P51">假定，某一特定年老人 傳承 某一特定年輕人。</text:p>
                          <text:list>
                            <text:list-item>
                              <text:p text:style-name="P51">該年輕人 有機率傳承給，當下、未來 的 年老人、年輕人。<text:span text:style-name="T94">橫向、縱向 傳承</text:span></text:p>
                            </text:list-item>
                            <text:list-item>
                              <text:p text:style-name="P51">該年輕人 不一定是 該年老人的 小孩。</text:p>
                            </text:list-item>
                            <text:list-item>
                              <text:p text:style-name="P51">該年輕人 有機率是 其他大人、其他年老人 的 小孩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亞種有機體物種 出現 <text:span text:style-name="T219">↔</text:span><text:span text:style-name="T147"> 孕育、成長、成熟。</text:span></text:p>
                </text:list-item>
              </text:list>
            </text:list-item>
            <text:list-item>
              <text:p text:style-name="P51">有機體奇點 不是 隨意雜交、先做再說、嘗試錯誤法。</text:p>
            </text:list-item>
            <text:list-item>
              <text:p text:style-name="P51">有機體奇點 是 嚴謹科學、嚴謹科技、嚴謹科學應用、嚴謹的數學模型、每一次都是一個生命。</text:p>
              <text:list>
                <text:list-item>
                  <text:p text:style-name="P51">一個 是 一個、一組、一群。</text:p>
                </text:list-item>
                <text:list-item>
                  <text:p text:style-name="P51">明顯例子。</text:p>
                  <text:list>
                    <text:list-item>
                      <text:p text:style-name="P51">監督式學習。</text:p>
                      <text:list>
                        <text:list-item>
                          <text:p text:style-name="P51">感測。</text:p>
                          <text:list>
                            <text:list-item>
                              <text:p text:style-name="P51">記載、記錄 人類物種的<text:span text:style-name="T7"> 相同、共同 DNA</text:span>。</text:p>
                            </text:list-item>
                            <text:list-item>
                              <text:p text:style-name="P51">找出 人類個體 之間，不同 <text:span text:style-name="T7">DNA、DNA群的排列組合</text:span>。</text:p>
                            </text:list-item>
                            <text:list-item>
                              <text:p text:style-name="P51">不同<text:span text:style-name="T7"> DNA、DNA群的排列組合，映射、對應 該人類個體 之間的 差異。</text:span></text:p>
                            </text:list-item>
                          </text:list>
                        </text:list-item>
                        <text:list-item>
                          <text:p text:style-name="P67">交互作用。</text:p>
                          <text:list>
                            <text:list-item>
                              <text:p text:style-name="P67">有 顯著的 統計有效性 之後，使用 有機體奇點，嚴謹查驗、嚴謹重現 推測。</text:p>
                              <text:list>
                                <text:list-item>
                                  <text:p text:style-name="P51"><text:span text:style-name="T7">明顯例子，</text:span><text:span text:style-name="T49">10000個 相同 映射、對應 的 實例。</text:span></text:p>
                                  <text:list>
                                    <text:list-item>
                                      <text:p text:style-name="P68">使用 有機體奇點，嚴謹查驗、嚴謹重現 該映射、該對應。</text:p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7">拓展 該映射、該對應。</text:p>
                              <text:list>
                                <text:list-item>
                                  <text:p text:style-name="P67">抽象例子。</text:p>
                                  <text:list>
                                    <text:list-item>
                                      <text:p text:style-name="P51"><text:span text:style-name="T7">已知，</text:span><text:span text:style-name="T50">1 + 2 = 3。</text:span></text:p>
                                      <text:list>
                                        <text:list-item>
                                          <text:p text:style-name="P51"><text:span text:style-name="T50">感測、觀測、統計 重現率 是</text:span><text:span text:style-name="T51"> 10000次。</text:span></text:p>
                                        </text:list-item>
                                        <text:list-item>
                                          <text:p text:style-name="P51"><text:span text:style-name="T50">感測、觀測、統計 重現率 是 </text:span><text:span text:style-name="T52">100%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9">已知，1 + 2 + 3 = 6。</text:p>
                                      <text:list>
                                        <text:list-item>
                                          <text:p text:style-name="P58"><text:span text:style-name="T50">感測、觀測、統計 重現率 是</text:span><text:span text:style-name="T51"> 10000次。</text:span></text:p>
                                        </text:list-item>
                                        <text:list-item>
                                          <text:p text:style-name="P59"><text:span text:style-name="T7">感測、觀測、統計 重現率 是 </text:span><text:span text:style-name="T52">100%。</text:span>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59"><text:span text:style-name="T53">假定，</text:span><text:span text:style-name="T54">10000次的 </text:span><text:span text:style-name="T55">100%</text:span><text:span text:style-name="T54">重現成功率</text:span><text:span text:style-name="T53"> 是</text:span><text:span text:style-name="T52"> 顯著的 統計有效性。</text:span></text:p>
                                    </text:list-item>
                                    <text:list-item>
                                      <text:p text:style-name="P59"><text:span text:style-name="T7">拓展到 Σ</text:span><text:span text:style-name="T148">i</text:span><text:span text:style-name="T7">（i）=（n *（n-1））/ 2。</text:span></text:p>
                                      <text:list>
                                        <text:list-item>
                                          <text:p text:style-name="P60"><text:span text:style-name="T7">n </text:span><text:span text:style-name="T149">≥</text:span><text:span text:style-name="T7"> i </text:span><text:span text:style-name="T149">≥</text:span><text:span text:style-name="T57"> </text:span><text:span text:style-name="T56">1</text:span><text:span text:style-name="T24">。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  <text:list-item>
                              <text:p text:style-name="P67">建立 嚴謹的、有效的 數學模型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67">非監督式學習。</text:p>
                      <text:list>
                        <text:list-item>
                          <text:p text:style-name="P67">使用 嚴謹的、有效的 數學模型 嚴謹重現、嚴謹預測、嚴謹實作。</text:p>
                          <text:list>
                            <text:list-item>
                              <text:p text:style-name="P67">嚴謹 的 原因很明顯，每一次實作 都是 一個生命。</text:p>
                            </text:list-item>
                          </text:list>
                        </text:list-item>
                        <text:list-item>
                          <text:p text:style-name="P67">使用 數學模型 拓展 數學模型。</text:p>
                          <text:list>
                            <text:list-item>
                              <text:p text:style-name="P67">明顯例子，使用 數學工具 拓展 數學工具。</text:p>
                              <text:list>
                                <text:list-item>
                                  <text:p text:style-name="P67">數學工具。</text:p>
                                  <text:list>
                                    <text:list-item>
                                      <text:p text:style-name="P67">優化。</text:p>
                                      <text:list>
                                        <text:list-item>
                                          <text:p text:style-name="P67">通用型 優化。</text:p>
                                        </text:list-item>
                                        <text:list-item>
                                          <text:p text:style-name="P67">特化型 優化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67">數學工具。</text:p>
                                      <text:list>
                                        <text:list-item>
                                          <text:p text:style-name="P67">發現 數學工具。</text:p>
                                        </text:list-item>
                                        <text:list-item>
                                          <text:p text:style-name="P67">創造 數學工具。</text:p>
                                        </text:list-item>
                                        <text:list-item>
                                          <text:p text:style-name="P67">設計 數學工具。</text:p>
                                        </text:list-item>
                                      </text:list>
                                    </text:list-item>
                                    <text:list-item>
                                      <text:p text:style-name="P97"><text:span text:style-name="T7">（數學工具 的 相關描述 在 </text:span><text:span text:style-name="T30">_</text:span><text:span text:style-name="T7"> 文件群的 </text:span><text:span text:style-name="T30">數學</text:span><text:span text:style-name="T7">）</text:span></text:p>
                                    </text:list-item>
                                  </text:list>
                                </text:list-item>
                                <text:list-item>
                                  <text:p text:style-name="P67">使用 工具 拓展 工具。</text:p>
                                  <text:list>
                                    <text:list-item>
                                      <text:p text:style-name="P67">使用 工具 設計、製造、使用 工具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1">有機體奇點 <text:span text:style-name="T7">是 &lt;?</text:span><text:span text:style-name="T58">2&gt;物種 </text:span><text:span text:style-name="T139">傳承型繁殖、傳承型演化</text:span><text:span text:style-name="T58"> &lt;?2&gt;物種 的 科學、科技、科學應用。</text:span></text:p>
                  <text:list>
                    <text:list-item>
                      <text:p text:style-name="P51">有機體奇點 <text:span text:style-name="T7">是 &lt;?</text:span><text:span text:style-name="T58">2&gt;個體 </text:span><text:span text:style-name="T139">傳承型繁殖、傳承型演化</text:span><text:span text:style-name="T58"> &lt;?2&gt;個體 的 科學、科技。</text:span></text:p>
                    </text:list-item>
                    <text:list-item>
                      <text:p text:style-name="P70">抽象例子，程式 寫出、執行 程式。</text:p>
                    </text:list-item>
                    <text:list-item>
                      <text:p text:style-name="P70">抽象例子，AI 寫出、執行、訓練 AI。</text:p>
                    </text:list-item>
                  </text:list>
                </text:list-item>
                <text:list-item>
                  <text:p text:style-name="P70">濫用 有機體奇點的 個體，有機率出現 麻木、冷血、殘酷、缺德、無德、反德 的 現象。</text:p>
                  <text:list>
                    <text:list-item>
                      <text:p text:style-name="P51"><text:span text:style-name="T58">該個體 有機率被 其他&lt;?</text:span><text:span text:style-name="T59">2</text:span><text:span text:style-name="T60">&gt;</text:span><text:span text:style-name="T58">個體</text:span><text:span text:style-name="T29">、其他&lt;?3&gt;個體、&lt;_?3_&gt;個體 殲滅、反孕育、反蘊含。</text:span></text:p>
                    </text:list-item>
                  </text:list>
                </text:list-item>
                <text:list-item>
                  <text:p text:style-name="P51"><text:span text:style-name="T29">提升、昇華 </text:span>有機體奇點，不代表 禁止 肉質層型 戀愛、交配、繁殖、繁衍子代。</text:p>
                </text:list-item>
              </text:list>
            </text:list-item>
            <text:list-item>
              <text:p text:style-name="P71">有機體奇點。</text:p>
              <text:list>
                <text:list-item>
                  <text:p text:style-name="P52">肉質層<text:span text:style-name="T58">奇點</text:span>。<text:span text:style-name="T101">、肉質</text:span><text:span text:style-name="T94">層型</text:span><text:span text:style-name="T101">肉質層奇點</text:span></text:p>
                  <text:list>
                    <text:list-item>
                      <text:p text:style-name="P53">肉質層<text:span text:style-name="T58">個體 </text:span><text:span text:style-name="T7">設計、製造、使用 </text:span>肉質層<text:span text:style-name="T58">個體。</text:span></text:p>
                      <text:list>
                        <text:list-item>
                          <text:p text:style-name="P54"><text:span text:style-name="T58">個體 的</text:span><text:span text:style-name="T62"> </text:span><text:span text:style-name="T5">明顯例子，</text:span><text:span text:style-name="T62">單一個體、群體、</text:span>物種、文明。<text:span text:style-name="T96">、（（被</text:span><text:span text:style-name="T102">設計、</text:span><text:span text:style-name="T96">被</text:span><text:span text:style-name="T102">製造、</text:span><text:span text:style-name="T96">被</text:span><text:span text:style-name="T102">使用 的）</text:span><text:span text:style-name="T103">肉質層個體 認定的）真實世界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55"><text:span text:style-name="T58">意識層型肉質層</text:span><text:span text:style-name="T61">奇點。</text:span><text:span text:style-name="T104">（明顯例子，</text:span><text:span text:style-name="T105">KFK 認定的 </text:span><text:span text:style-name="T106">造物主 </text:span><text:span text:style-name="T100">有機率是，該</text:span><text:span text:style-name="T107">奇點</text:span><text:span text:style-name="T101">的 </text:span><text:span text:style-name="T94">意識層</text:span><text:span text:style-name="T101">個體</text:span><text:span text:style-name="T104">）</text:span></text:p>
                  <text:list>
                    <text:list-item>
                      <text:p text:style-name="P52">意識層<text:span text:style-name="T58">個體 設計、製造、使用 肉質層個體。</text:span></text:p>
                    </text:list-item>
                  </text:list>
                </text:list-item>
                <text:list-item>
                  <text:p text:style-name="P52"><text:span text:style-name="T58">意識層</text:span><text:span text:style-name="T61">奇點。</text:span></text:p>
                  <text:list>
                    <text:list-item>
                      <text:p text:style-name="P56"><text:span text:style-name="T58">意識層個體 設計、製造、使用 </text:span>意識層<text:span text:style-name="T58">個體。</text:span></text:p>
                    </text:list-item>
                  </text:list>
                </text:list-item>
                <text:list-item>
                  <text:p text:style-name="P74"><text:span text:style-name="T126">肉質層型意識層奇點。</text:span><text:span text:style-name="T110">（該</text:span><text:span text:style-name="T111">奇點 </text:span><text:span text:style-name="T110">有機率被 意識層個體、（比人類文明更高的）高層級</text:span><text:span text:style-name="T112">文明、</text:span><text:span text:style-name="T110">（</text:span><text:span text:style-name="T112">人類的</text:span><text:span text:style-name="T111">）</text:span><text:span text:style-name="T112">領導層 封鎖、</text:span><text:span text:style-name="T110">獵巫、焚書，直到 符合 某一特定（解鎖）條件（明顯例子，德））</text:span></text:p>
                  <text:list>
                    <text:list-item>
                      <text:p text:style-name="P57">肉質層<text:span text:style-name="T58">個體 </text:span><text:span text:style-name="T7">設計、製造、使用 </text:span><text:span text:style-name="T58">意識層個體。</text:span><text:span text:style-name="T108">（</text:span><text:span text:style-name="T114">明顯例子，</text:span><text:span text:style-name="T108">（</text:span><text:span text:style-name="T113">人類 認定的</text:span><text:span text:style-name="T108">）魔法、法術、氣功、煉金術、陰陽術）</text:span></text:p>
                    </text:list-item>
                  </text:list>
                </text:list-item>
              </text:list>
            </text:list-item>
            <text:list-item>
              <text:p text:style-name="P72">有機體奇點。</text:p>
              <text:list>
                <text:list-item>
                  <text:p text:style-name="P72">&lt;?<text:span text:style-name="T150">x&gt;</text:span>個體 <text:span text:style-name="T151">設計、製造、使用 </text:span>&lt;?<text:span text:style-name="T150">y&gt;</text:span>個體。<text:span text:style-name="T109">（x 有機率 大於、等於、小於 y）</text:span></text:p>
                  <text:list>
                    <text:list-item>
                      <text:p text:style-name="P73">n <text:span text:style-name="T149">≥</text:span> x <text:span text:style-name="T149">≥</text:span> u。</text:p>
                    </text:list-item>
                    <text:list-item>
                      <text:p text:style-name="P75"><text:span text:style-name="T171">n </text:span><text:span text:style-name="T172">≥</text:span><text:span text:style-name="T171"> y </text:span><text:span text:style-name="T172">≥</text:span><text:span text:style-name="T171"> u</text:span>。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75"><text:bookmark-start text:name="夢"/>夢<text:bookmark-end text:name="夢"/></text:p>
          <text:list>
            <text:list-item>
              <text:p text:style-name="P75">做夢 有機率進行 時空旅行。</text:p>
              <text:list>
                <text:list-item>
                  <text:p text:style-name="P75">做夢 是 深層睡眠型做夢、半夢半醒型做夢、清醒夢型做夢。</text:p>
                  <text:list>
                    <text:list-item>
                      <text:p text:style-name="P75">深層睡眠型做夢。</text:p>
                      <text:list>
                        <text:list-item>
                          <text:p text:style-name="P75">第零層級意識 有機率幾乎沒有記憶。<text:span text:style-name="T152">（主意識）</text:span></text:p>
                        </text:list-item>
                        <text:list-item>
                          <text:p text:style-name="P75">第一層級意識 有機率有短期記憶，過一段時間之後，有機率 被遺忘。<text:span text:style-name="T152">（潛意識）</text:span></text:p>
                        </text:list-item>
                        <text:list-item>
                          <text:p text:style-name="P75">第二層級意識（以上）有機率有 短期記憶、長期記憶。<text:span text:style-name="T152">（無意識）</text:span></text:p>
                        </text:list-item>
                      </text:list>
                    </text:list-item>
                    <text:list-item>
                      <text:p text:style-name="P75">半夢半醒型做夢。</text:p>
                      <text:list>
                        <text:list-item>
                          <text:p text:style-name="P75">第零層級意識 有機率有短期記憶，過一段時間之後，有機率 被遺忘。</text:p>
                        </text:list-item>
                        <text:list-item>
                          <text:p text:style-name="P75">第一層級意識（以上）有機率有 短期記憶、長期記憶。</text:p>
                        </text:list-item>
                      </text:list>
                    </text:list-item>
                    <text:list-item>
                      <text:p text:style-name="P75">清醒夢型做夢。</text:p>
                      <text:list>
                        <text:list-item>
                          <text:p text:style-name="P75">第零層級意識（以上）有機率有 短期記憶、長期記憶。</text:p>
                        </text:list-item>
                      </text:list>
                    </text:list-item>
                  </text:list>
                </text:list-item>
                <text:list-item>
                  <text:p text:style-name="P98"><text:span text:style-name="T167">（時空旅行 記載、記錄 在 </text:span><text:span text:style-name="T4">_時空旅行</text:span><text:span text:style-name="T167"> 文件群的 </text:span><text:span text:style-name="T33">時空旅行 有兩種</text:span><text:span text:style-name="T167">）</text:span></text:p>
                </text:list-item>
              </text:list>
            </text:list-item>
            <text:list-item>
              <text:p text:style-name="P75">人類 認定的 靈魂 有機率是 睡覺、做夢 的 個體的 意識層個體。</text:p>
              <text:list>
                <text:list-item>
                  <text:p text:style-name="P87"><text:span text:style-name="T167">（人類 認定的）靈魂 有機率是 其</text:span><text:span text:style-name="T64">他&lt;?3&gt;個體</text:span><text:span text:style-name="T167"> 正在 睡覺、做夢 的 個體的 意識層個體。</text:span></text:p>
                  <text:list>
                    <text:list-item>
                      <text:p text:style-name="P87"><text:span text:style-name="T167">（人類 認定的）靈魂 </text:span><text:span text:style-name="T168">是</text:span><text:span text:style-name="T167">（人類 認定的）靈魂出竅的 靈魂。</text:span></text:p>
                    </text:list-item>
                    <text:list-item>
                      <text:p text:style-name="P87"><text:span text:style-name="T167">（人類 認定的）靈魂 </text:span><text:span text:style-name="T168">是 第一層級型態（以上）的 個體</text:span><text:span text:style-name="T167">。</text:span></text:p>
                      <text:list>
                        <text:list-item>
                          <text:p text:style-name="P76">（人類 認定的）靈魂 有機率脫離（肉質層個體 的）束縛。</text:p>
                        </text:list-item>
                        <text:list-item>
                          <text:p text:style-name="P98"><text:span text:style-name="T168">（層級型態 的描述在 </text:span><text:span text:style-name="T34">肉質層、意識層</text:span><text:span text:style-name="T65"> 文件群的 </text:span><text:span text:style-name="T34">肉質層、意識層</text:span><text:span text:style-name="T65">）</text:span></text:p>
                        </text:list-item>
                      </text:list>
                    </text:list-item>
                  </text:list>
                </text:list-item>
                <text:list-item>
                  <text:p text:style-name="P87"><text:span text:style-name="T167">（人類 認定的）靈魂 有機率是 </text:span><text:span text:style-name="T64">&lt;_?3_&gt;個體</text:span><text:span text:style-name="T167"> 已經、正在、即將 做夢的 個體的 意識層個體。</text:span></text:p>
                </text:list-item>
                <text:list-item>
                  <text:p text:style-name="P75">（人類 認定的）靈魂 有機率進入 自己、其他個體 的 肉質層。</text:p>
                  <text:list>
                    <text:list-item>
                      <text:p text:style-name="P75">假定，該靈魂 進入 自己的 肉質層個體，該個體 有機率產生（人類 認定的）既視感。</text:p>
                    </text:list-item>
                  </text:list>
                </text:list-item>
                <text:list-item>
                  <text:p text:style-name="P75">（人類 認定的）靈魂 有機率以 第三人稱視角、自由視角 觀測。</text:p>
                  <text:list>
                    <text:list-item>
                      <text:p text:style-name="P75">明顯例子，該靈魂 有機率成為 觀眾，只 觀看、讀取，沒有 影響、寫入。</text:p>
                    </text:list-item>
                    <text:list-item>
                      <text:p text:style-name="P75">自由視角的 明顯例子，該靈魂 沒有進入 肉質層個體，（人類 認定的）浮游靈狀態。</text:p>
                    </text:list-item>
                  </text:list>
                </text:list-item>
              </text:list>
            </text:list-item>
            <text:list-item>
              <text:p text:style-name="P87"><text:span text:style-name="T167">內心越善良的個體 越會善待自己、越會幫助（當下、</text:span><text:span text:style-name="T64">其他&lt;?3&gt;</text:span><text:span text:style-name="T167">個體 的）自己、其他個體。</text:span></text:p>
            </text:list-item>
            <text:list-item>
              <text:p text:style-name="P75">（人類 認定的）既視感。</text:p>
              <text:list>
                <text:list-item>
                  <text:p text:style-name="P75">該個體 有進入自己的（未來的）肉質層個體，有極高機率有 既視感。</text:p>
                  <text:list>
                    <text:list-item>
                      <text:p text:style-name="P87"><text:span text:style-name="T167">未來的 是 時間、進度條 領先於</text:span><text:span text:style-name="T64"> &lt;_?</text:span><text:span text:style-name="T66">3_&gt;個體 的 某一特定&lt;?3&gt;</text:span><text:span text:style-name="T169">個體。</text:span></text:p>
                      <text:list>
                        <text:list-item>
                          <text:p text:style-name="P87"><text:span text:style-name="T169">明顯例子，假定</text:span><text:span text:style-name="T66">，&lt;_?3_&gt;個體的 </text:span><text:span text:style-name="T169">當下是 西</text:span><text:span text:style-name="T66">元10000年</text:span><text:span text:style-name="T169">。</text:span></text:p>
                          <text:list>
                            <text:list-item>
                              <text:p text:style-name="P87"><text:span text:style-name="T169">假定，該個體 時空旅行 進入的 </text:span><text:span text:style-name="T66">該&lt;?3&gt;個體</text:span><text:span text:style-name="T169">的 當下是 </text:span><text:span text:style-name="T66">西元10001</text:span><text:span text:style-name="T169">年。</text:span></text:p>
                            </text:list-item>
                            <text:list-item>
                              <text:p text:style-name="P87"><text:span text:style-name="T169">假</text:span><text:span text:style-name="T66">定，該個體 睡覺、做夢</text:span><text:span text:style-name="T169">，該個體 從 </text:span><text:span text:style-name="T67">&lt;_?3_&gt;個體 時空旅行</text:span><text:span text:style-name="T170">到 該</text:span><text:span text:style-name="T67">&lt;?3&gt;</text:span><text:span text:style-name="T170">個體。</text:span></text:p>
                            </text:list-item>
                            <text:list-item>
                              <text:p text:style-name="P87"><text:span text:style-name="T170">假定，該個體 進入 </text:span><text:span text:style-name="T167">自己的 肉質層個體。</text:span></text:p>
                              <text:list>
                                <text:list-item>
                                  <text:p text:style-name="P75">該個體 有機率產生 第一視角型（人類 認定的）既視感。</text:p>
                                </text:list-item>
                              </text:list>
                            </text:list-item>
                            <text:list-item>
                              <text:p text:style-name="P87"><text:span text:style-name="T167">假定，該個體 </text:span><text:span text:style-name="T170">進入 其他個體</text:span><text:span text:style-name="T167">的 肉質層個體。</text:span></text:p>
                              <text:list>
                                <text:list-item>
                                  <text:p text:style-name="P75">該個體 有機率產生 第二視角型（人類 認定的）既視感。</text:p>
                                </text:list-item>
                              </text:list>
                            </text:list-item>
                            <text:list-item>
                              <text:p text:style-name="P75">假定，該個體 以 第三人稱視角、自由視角 觀測。</text:p>
                              <text:list>
                                <text:list-item>
                                  <text:p text:style-name="P75">該個體 有機率產生 第三視角型（人類 認定的）既視感。</text:p>
                                </text:list-item>
                              </text:list>
                            </text:list-item>
                            <text:list-item>
                              <text:p text:style-name="P75">假定<text:span text:style-name="T7">，&lt;?</text:span><text:span text:style-name="T68">3&gt;個體 </text:span><text:span text:style-name="T173">在 </text:span><text:span text:style-name="T68">西元10001年，</text:span><text:span text:style-name="T173">沒有發生 相同、相似、雷同 事件。</text:span></text:p>
                              <text:list>
                                <text:list-item>
                                  <text:p text:style-name="P75">該夢 是<text:span text:style-name="T173">（人類 認定的）夢</text:span>。</text:p>
                                </text:list-item>
                              </text:list>
                            </text:list-item>
                            <text:list-item>
                              <text:p text:style-name="P75">假定<text:span text:style-name="T7">，&lt;?</text:span><text:span text:style-name="T68">3&gt;個體 </text:span><text:span text:style-name="T173">在 </text:span><text:span text:style-name="T68">西元10001年，部份發生</text:span><text:span text:style-name="T173"> 相同、相似、雷同 事件。</text:span></text:p>
                              <text:list>
                                <text:list-item>
                                  <text:p text:style-name="P75">該夢 是 部分應驗的<text:span text:style-name="T173">（人類 認定的）預知夢</text:span>。</text:p>
                                </text:list-item>
                              </text:list>
                            </text:list-item>
                            <text:list-item>
                              <text:p text:style-name="P75"><text:span text:style-name="T173">假定</text:span><text:span text:style-name="T68">，&lt;?3&gt;個體 在 西元1000</text:span><text:span text:style-name="T69">0</text:span><text:span text:style-name="T68">年</text:span><text:span text:style-name="T173">，提前發生 相同、相似、雷同 事件。</text:span></text:p>
                              <text:list>
                                <text:list-item>
                                  <text:p text:style-name="P77">該夢 是 時間提前型（人類 認定的）預知夢。</text:p>
                                </text:list-item>
                              </text:list>
                            </text:list-item>
                            <text:list-item>
                              <text:p text:style-name="P75"><text:span text:style-name="T173">假定</text:span><text:span text:style-name="T68">，&lt;?3&gt;個體 在 西元1000</text:span><text:span text:style-name="T69">2</text:span><text:span text:style-name="T68">年</text:span><text:span text:style-name="T173">，延後發生 相同、相似、雷同 事件。</text:span></text:p>
                              <text:list>
                                <text:list-item>
                                  <text:p text:style-name="P77">該夢 是 時間延後型（人類 認定的）預知夢。</text:p>
                                </text:list-item>
                              </text:list>
                            </text:list-item>
                            <text:list-item>
                              <text:p text:style-name="P75"><text:span text:style-name="T173">假定</text:span><text:span text:style-name="T68">，&lt;?3&gt;個體 在 西元1000</text:span><text:span text:style-name="T69">1</text:span><text:span text:style-name="T68">年</text:span><text:span text:style-name="T173">，有發生 相同、相似、雷同 事件。</text:span></text:p>
                              <text:list>
                                <text:list-item>
                                  <text:p text:style-name="P77">該夢 是（人類 認定的）預知夢。</text:p>
                                </text:list-item>
                              </text:list>
                            </text:list-item>
                            <text:list-item>
                              <text:p text:style-name="P75"><text:span text:style-name="T173">假定</text:span><text:span text:style-name="T68">，&lt;?3&gt;個體 在 西元1000</text:span><text:span text:style-name="T70">1</text:span><text:span text:style-name="T68">年</text:span><text:span text:style-name="T173">，不同地點 相同、相似、雷同 事件。</text:span></text:p>
                              <text:list>
                                <text:list-item>
                                  <text:p text:style-name="P77">該夢 是 空間不同型（人類 認定的）預知夢。</text:p>
                                </text:list-item>
                              </text:list>
                            </text:list-item>
                            <text:list-item>
                              <text:p text:style-name="P75"><text:span text:style-name="T173">假定</text:span><text:span text:style-name="T68">，&lt;?3&gt;個體 在 西元1000</text:span><text:span text:style-name="T70">2</text:span><text:span text:style-name="T68">年</text:span><text:span text:style-name="T173">，不同地點 相同、相似、雷同 事件。</text:span></text:p>
                              <text:list>
                                <text:list-item>
                                  <text:p text:style-name="P77">該夢 是 時空不同型（人類 認定的）預知夢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77">聯夢。</text:p>
              <text:list>
                <text:list-item>
                  <text:p text:style-name="P77">聯夢 是 聯合夢。</text:p>
                </text:list-item>
                <text:list-item>
                  <text:p text:style-name="P77">聯夢 是 一個（以上）個體 做 同一個（場景 的）夢。</text:p>
                </text:list-item>
                <text:list-item>
                  <text:p text:style-name="P77">聯夢 不一定是 同時做 同一個（場景 的）夢。</text:p>
                  <text:list>
                    <text:list-item>
                      <text:p text:style-name="P77">明顯例子，第一個個體 在 西<text:span text:style-name="T7">元</text:span><text:span text:style-name="T71">10000年</text:span><text:span text:style-name="T174"> 做 </text:span>聯夢。</text:p>
                      <text:list>
                        <text:list-item>
                          <text:p text:style-name="P77">第二個個體 在 西<text:span text:style-name="T7">元</text:span><text:span text:style-name="T71">10001年</text:span><text:span text:style-name="T174"> 做（同一個）</text:span>聯夢。</text:p>
                        </text:list-item>
                      </text:list>
                    </text:list-item>
                  </text:list>
                </text:list-item>
                <text:list-item>
                  <text:p text:style-name="P77">聯夢 不一定是 固定視角。</text:p>
                  <text:list>
                    <text:list-item>
                      <text:p text:style-name="P77">明顯例子，桌游，龍與地下城。</text:p>
                      <text:list>
                        <text:list-item>
                          <text:p text:style-name="P77">明顯例子，某一特定個體 以 自己正在辦演的角色 為視角。</text:p>
                          <text:list>
                            <text:list-item>
                              <text:p text:style-name="P77">通常出現在 該場景 有 該個體 認識的 角色。</text:p>
                              <text:list>
                                <text:list-item>
                                  <text:p text:style-name="P77">明顯例子，該場景 出現 該個體的 家人、親戚、朋友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77">明顯例子，某一特定個體 以 自己、第一人稱視角、某一特定角色 為視角。</text:p>
                        </text:list-item>
                        <text:list-item>
                          <text:p text:style-name="P77">明顯例子，某一特定個體 以 旁白、（拍攝 電影 的）攝影機 為視角。</text:p>
                        </text:list-item>
                      </text:list>
                    </text:list-item>
                  </text:list>
                </text:list-item>
                <text:list-item>
                  <text:p text:style-name="P77">聯夢 通常 沒有鏡子、做聯夢的個體不會想到（要找）鏡子。</text:p>
                </text:list-item>
                <text:list-item>
                  <text:p text:style-name="P77">聯夢的 鏡子（、水、反光個體）通常 不會反射出 做聯夢的個體的樣貌。</text:p>
                  <text:list>
                    <text:list-item>
                      <text:p text:style-name="P77">抽象例子，有些動物（還）不能通過 透過鏡子 做出 自我認知的 思想、決策、行為。</text:p>
                    </text:list-item>
                  </text:list>
                </text:list-item>
              </text:list>
            </text:list-item>
            <text:list-item>
              <text:p text:style-name="P77">過去夢、當下夢、未來夢。</text:p>
              <text:list>
                <text:list-item>
                  <text:p text:style-name="P77">過去夢 是 懷念夢、（人類 認定的）受到壓力所做的夢。</text:p>
                  <text:list>
                    <text:list-item>
                      <text:p text:style-name="P77"><text:span text:style-name="T175">明顯例子，假定</text:span><text:span text:style-name="T72">，&lt;_?3_&gt;個體的 </text:span><text:span text:style-name="T175">當下是 西</text:span><text:span text:style-name="T72">元10000年</text:span><text:span text:style-name="T175">。</text:span></text:p>
                      <text:list>
                        <text:list-item>
                          <text:p text:style-name="P84"><text:span text:style-name="T127">假定</text:span><text:span text:style-name="T17">，&lt;_?3_&gt;個體 時間落後於 某一特定&lt;?</text:span><text:span text:style-name="T18">3&gt;個體，是 時間型落後狀態。</text:span></text:p>
                          <text:list>
                            <text:list-item>
                              <text:p text:style-name="P84"><text:span text:style-name="T127">明顯例子，假定，該個體 時空旅行 進入的 </text:span><text:span text:style-name="T17">該&lt;?3&gt;個體</text:span><text:span text:style-name="T127">的 當下是 </text:span><text:span text:style-name="T17">西元</text:span><text:span text:style-name="T19">9999</text:span><text:span text:style-name="T127">年。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7">當下夢 是 空間相同型夢、空間不同型夢。</text:p>
                  <text:list>
                    <text:list-item>
                      <text:p text:style-name="P77"><text:span text:style-name="T175">明顯例子，假定</text:span><text:span text:style-name="T72">，&lt;_?3_&gt;個體的 </text:span><text:span text:style-name="T175">當下是 西</text:span><text:span text:style-name="T72">元10000年</text:span><text:span text:style-name="T175">。</text:span></text:p>
                      <text:list>
                        <text:list-item>
                          <text:p text:style-name="P84"><text:span text:style-name="T127">假定</text:span><text:span text:style-name="T17">，&lt;_?3_&gt;個體、某一特定&lt;?</text:span><text:span text:style-name="T18">3&gt;個體 是 時間型同步狀態。</text:span></text:p>
                          <text:list>
                            <text:list-item>
                              <text:p text:style-name="P84"><text:span text:style-name="T127">明顯例子，假定，該個體 時空旅行 進入的 </text:span><text:span text:style-name="T17">該&lt;?3&gt;個體</text:span><text:span text:style-name="T127">的 當下是 </text:span><text:span text:style-name="T17">西元1000</text:span><text:span text:style-name="T18">0</text:span><text:span text:style-name="T127">年。</text:span></text:p>
                            </text:list-item>
                            <text:list-item>
                              <text:p text:style-name="P84"><text:span text:style-name="T127">明顯例子，假定，該個體 空間旅行 進入的 </text:span><text:span text:style-name="T17">&lt;_?3_&gt;個體</text:span><text:span text:style-name="T127">的 不同空間。</text:span></text:p>
                            </text:list-item>
                            <text:list-item>
                              <text:p text:style-name="P84"><text:span text:style-name="T127">明顯例子，</text:span><text:span text:style-name="T128">該個體 正在做 時空型同步狀態的 夢。</text:span></text:p>
                              <text:list>
                                <text:list-item>
                                  <text:p text:style-name="P84"><text:span text:style-name="T127">明顯例子，假定，該個體 正好進入 </text:span><text:span text:style-name="T17">&lt;_?3_&gt;個體</text:span><text:span text:style-name="T127">的 相同空間。</text:span></text:p>
                                </text:list-item>
                                <text:list-item>
                                  <text:p text:style-name="P84"><text:span text:style-name="T127">明顯例子，假定，該個體的 意識層個體 正好進入 </text:span><text:span text:style-name="T17">&lt;_?3_&gt;個體</text:span><text:span text:style-name="T127">的 相同空間。</text:span></text:p>
                                </text:list-item>
                                <text:list-item>
                                  <text:p text:style-name="P84"><text:span text:style-name="T127">明顯例子，假定，第一層級型態（以上）正好進入 </text:span><text:span text:style-name="T17">&lt;_?3_&gt;個體</text:span><text:span text:style-name="T127">的 相同空間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77">未來夢 是 預知夢。</text:p>
                  <text:list>
                    <text:list-item>
                      <text:p text:style-name="P77"><text:span text:style-name="T175">明顯例子，假定</text:span><text:span text:style-name="T72">，&lt;_?3_&gt;個體的 </text:span><text:span text:style-name="T175">當下是 西</text:span><text:span text:style-name="T72">元10000年</text:span><text:span text:style-name="T175">。</text:span></text:p>
                      <text:list>
                        <text:list-item>
                          <text:p text:style-name="P84"><text:span text:style-name="T127">假定</text:span><text:span text:style-name="T17">，&lt;_?3_&gt;個體 時間領先於 某一特定&lt;?</text:span><text:span text:style-name="T18">3&gt;個體，是 時間型</text:span><text:span text:style-name="T35">領先</text:span><text:span text:style-name="T18">狀態。</text:span></text:p>
                          <text:list>
                            <text:list-item>
                              <text:p text:style-name="P84"><text:span text:style-name="T127">明顯例子，假定，該個體 時空旅行 進入的 </text:span><text:span text:style-name="T17">該&lt;?3&gt;個體</text:span><text:span text:style-name="T127">的 當下是 </text:span><text:span text:style-name="T17">西元</text:span><text:span text:style-name="T19">10001</text:span><text:span text:style-name="T127">年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7">明顯例子，睡覺醒來，就解開。</text:p>
                    </text:list-item>
                    <text:list-item>
                      <text:p text:style-name="P77">抽象例子，迭代、<text:span text:style-name="T73">yahoo知識家、</text:span><text:span text:style-name="T74">直接看（未來的）答案</text:span>。</text:p>
                      <text:list>
                        <text:list-item>
                          <text:p text:style-name="P88">直接看（未來的）答案 降低、退化 所需的反應時間。</text:p>
                        </text:list-item>
                        <text:list-item>
                          <text:p text:style-name="P88">直接看（未來的）答案 的 抽象例子，迭代、催化劑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8">被進入的 個體 要 狀態轉移到『被進入狀態』。</text:p>
              <text:list>
                <text:list-item>
                  <text:p text:style-name="P88">『被進入狀態』的 明顯例子，無意識狀態、（人類 認定的）催眠。</text:p>
                  <text:list>
                    <text:list-item>
                      <text:p text:style-name="P88">無意識狀態 的 明顯例子，某一特定個體 邊划手機邊走路。</text:p>
                      <text:list>
                        <text:list-item>
                          <text:p text:style-name="P88">該個體 有機率沒有意識到 自己 在走路。</text:p>
                        </text:list-item>
                        <text:list-item>
                          <text:p text:style-name="P88">該個體 有意識的、把注意力（趨近100% 的 使用在）划手機。</text:p>
                        </text:list-item>
                        <text:list-item>
                          <text:p text:style-name="P88">該個體 潛意識、無意識、沒有把注意力（趨近100% 的 使用在）走路。</text:p>
                        </text:list-item>
                        <text:list-item>
                          <text:p text:style-name="P88">進行 時空旅行的 其他個體、（其他&lt;?<text:span text:style-name="T176">3&gt;個體 的</text:span>）該個體 有機率 操控、遙控、控制 該個體的 走路、腳步、腿部（肌肉、肉質層、意識層）。</text:p>
                        </text:list-item>
                        <text:list-item>
                          <text:p text:style-name="P88">每一個個體 被操控的 成功率、完整度 機率不同。</text:p>
                          <text:list>
                            <text:list-item>
                              <text:p text:style-name="P88">抽象例子，命格 <text:span text:style-name="T220">↔</text:span><text:span text:style-name="T177"> 龍與地下城</text:span>。</text:p>
                              <text:list>
                                <text:list-item>
                                  <text:p text:style-name="P88">越陽的個體 越難以被其他個體 操控 <text:span text:style-name="T220">↔</text:span><text:span text:style-name="T177"> 骰子的成功 閥值、門檻 越高。</text:span></text:p>
                                </text:list-item>
                                <text:list-item>
                                  <text:p text:style-name="P88">其他個體進入 失敗 有機率受傷 <text:span text:style-name="T221">↔</text:span><text:span text:style-name="T178"> 骰子的點數 低於成功閥值 有機率被懲罰。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8">明顯例子，該個體的 腦波 是 <text:span text:style-name="T179">θ波</text:span>。</text:p>
                      <text:list>
                        <text:list-item>
                          <text:p text:style-name="P88">明顯例子，該個體的 腦波 維持、提升、升華 到 局部、全域 <text:span text:style-name="T179">θ波狀態</text:span>。</text:p>
                        </text:list-item>
                        <text:list-item>
                          <text:p text:style-name="P88">明顯例子，該個體的 腦波 維持、提升、升華 到 局部、全域 <text:span text:style-name="T180">單工、半雙工、全雙工 接收器狀態、收發器狀態</text:span>。</text:p>
                          <text:list>
                            <text:list-item>
                              <text:p text:style-name="P88">接收器 的 抽象例子，電視、收音機。</text:p>
                            </text:list-item>
                            <text:list-item>
                              <text:p text:style-name="P88">收發器 的 抽象例子，電腦、手機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8"><text:bookmark-start text:name="溫室效應"/>溫室效應<text:bookmark-end text:name="溫室效應"/></text:p>
          <text:list>
            <text:list-item>
              <text:p text:style-name="P88">&lt;?<text:span text:style-name="T181">n&gt;個體型溫室效應。</text:span></text:p>
              <text:list>
                <text:list-item>
                  <text:p text:style-name="P88">明顯例子，&lt;?<text:span text:style-name="T182">1&gt;個體型溫室效應。</text:span></text:p>
                  <text:list>
                    <text:list-item>
                      <text:p text:style-name="P88">光。</text:p>
                      <text:list>
                        <text:list-item>
                          <text:p text:style-name="P88">紅外線、無線電、無線通訊、無線充電、無線供電。</text:p>
                        </text:list-item>
                      </text:list>
                    </text:list-item>
                    <text:list-item>
                      <text:p text:style-name="P88">力。</text:p>
                      <text:list>
                        <text:list-item>
                          <text:p text:style-name="P88">摩擦力。</text:p>
                        </text:list-item>
                      </text:list>
                    </text:list-item>
                  </text:list>
                </text:list-item>
                <text:list-item>
                  <text:p text:style-name="P88">明顯例子，&lt;?<text:span text:style-name="T182">2&gt;個體型溫室效應。</text:span></text:p>
                  <text:list>
                    <text:list-item>
                      <text:p text:style-name="P88">碳。</text:p>
                      <text:list>
                        <text:list-item>
                          <text:p text:style-name="P88">甲烷、二氧化碳。</text:p>
                        </text:list-item>
                      </text:list>
                    </text:list-item>
                  </text:list>
                </text:list-item>
                <text:list-item>
                  <text:p text:style-name="P88">明顯例子，&lt;?<text:span text:style-name="T183">3&gt;個體型溫室效應。</text:span></text:p>
                  <text:list>
                    <text:list-item>
                      <text:p text:style-name="P88">（某一特定&lt;?<text:span text:style-name="T184">3&gt;個體 的）</text:span>形狀。</text:p>
                      <text:list>
                        <text:list-item>
                          <text:p text:style-name="P88">透鏡效應、放大鏡效應、內壓效應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8"><text:bookmark-start text:name="回憶"/>回憶<text:bookmark-end text:name="回憶"/></text:p>
          <text:list>
            <text:list-item>
              <text:p text:style-name="P88">回憶層級。</text:p>
              <text:list>
                <text:list-item>
                  <text:p text:style-name="P88">第零層級回憶、本能型回憶。</text:p>
                  <text:list>
                    <text:list-item>
                      <text:p text:style-name="P88">視覺、聽覺、觸覺、嗅覺、味覺、思覺。</text:p>
                    </text:list-item>
                    <text:list-item>
                      <text:p text:style-name="P88">影像、聲音、觸感、香味、甜味、思痕。</text:p>
                      <text:list>
                        <text:list-item>
                          <text:p text:style-name="P88">思痕 的 明顯例子，既視感、觸景傷情、（突然的）莫名感動。</text:p>
                          <text:list>
                            <text:list-item>
                              <text:p text:style-name="P88">思痕 的 命名 是 由 光痕、雨痕 所引申。<text:span text:style-name="T152">（命名 的 明顯例子，宗量）</text:span></text:p>
                              <text:list>
                                <text:list-item>
                                  <text:p text:style-name="P99">（光痕 的 描述在 <text:span text:style-name="T1">能量、儲量</text:span> 文件群的 <text:span text:style-name="T1">光</text:span>）</text:p>
                                </text:list-item>
                                <text:list-item>
                                  <text:p text:style-name="P88">雨痕 的 明顯例子，雨水打落在窗戶上。</text:p>
                                  <text:list>
                                    <text:list-item>
                                      <text:p text:style-name="P88">明顯例子，某一特定雨水 進入、沿著、離開 窗戶上的 雨水（群）痕跡、遺跡、路線殘留物 流動、移動、包覆、蘊含、存在、變化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假定，某一特定個體 有足夠的本能 能夠 視覺型回憶。</text:p>
                          <text:list>
                            <text:list-item>
                              <text:p text:style-name="P88">假定，該個體 有意識、潛意識、無意識 回憶 影像。</text:p>
                              <text:list>
                                <text:list-item>
                                  <text:p text:style-name="P88">本書 指的不是 眼中影像、眼睛看到。</text:p>
                                </text:list-item>
                                <text:list-item>
                                  <text:p text:style-name="P88">本書 指的是 腦中影像、大腦感到。</text:p>
                                </text:list-item>
                              </text:list>
                            </text:list-item>
                            <text:list-item>
                              <text:p text:style-name="P88">該個體 有機率認定 自己正在 回憶。</text:p>
                            </text:list-item>
                            <text:list-item>
                              <text:p text:style-name="P88">假定，該個體 跟 其他個體 描述 該事件。</text:p>
                              <text:list>
                                <text:list-item>
                                  <text:p text:style-name="P88">其他個體 有機率認定 該個體 正在 回憶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假定，某一特定個體 有足夠的本能 能夠 聽覺型回憶。</text:p>
                          <text:list>
                            <text:list-item>
                              <text:p text:style-name="P88">假定，該個體 有意識、潛意識、無意識 回憶 聲音。</text:p>
                            </text:list-item>
                            <text:list-item>
                              <text:p text:style-name="P88">該個體 有機率認定 自己有 內心聲音、腦中聲音、幻聽。</text:p>
                              <text:list>
                                <text:list-item>
                                  <text:p text:style-name="P88">內心聲音、腦中聲音 的 明顯例子，看到句子，在 內心、腦中 唸出聲音。</text:p>
                                </text:list-item>
                              </text:list>
                            </text:list-item>
                            <text:list-item>
                              <text:p text:style-name="P88">假定，該個體 跟 其他個體 描述 該事件。</text:p>
                              <text:list>
                                <text:list-item>
                                  <text:p text:style-name="P88">其他個體 有機率認定 該個體 有 內心聲音、腦中聲音、幻聽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假定，某一特定個體 有足夠的本能 能夠 觸覺型回憶。</text:p>
                          <text:list>
                            <text:list-item>
                              <text:p text:style-name="P88">假定，該個體 有意識、潛意識、無意識 回憶 觸感。</text:p>
                            </text:list-item>
                            <text:list-item>
                              <text:p text:style-name="P88">該個體 有機率認定 自己有 幻觸、幻覺、精神疾病。</text:p>
                            </text:list-item>
                            <text:list-item>
                              <text:p text:style-name="P88">假定，該個體 跟 其他個體 描述 該事件。</text:p>
                              <text:list>
                                <text:list-item>
                                  <text:p text:style-name="P88">其他個體 有機率認定 該個體 有 幻觸、幻覺、精神疾病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假定，某一特定個體 有足夠的本能 能夠 嗅覺型回憶。</text:p>
                          <text:list>
                            <text:list-item>
                              <text:p text:style-name="P88">假定，該個體 有意識、潛意識、無意識 回憶 香味。</text:p>
                            </text:list-item>
                            <text:list-item>
                              <text:p text:style-name="P88">該個體 有機率認定 自己 聞到了、聞對了、聞錯了。</text:p>
                            </text:list-item>
                            <text:list-item>
                              <text:p text:style-name="P88">假定，該個體 跟 其他個體 描述 該事件。</text:p>
                              <text:list>
                                <text:list-item>
                                  <text:p text:style-name="P88">其他個體 有機率認定 該個體 聞到了、聞對了、聞錯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假定，某一特定個體 有足夠的本能 能夠 味覺型回憶。</text:p>
                          <text:list>
                            <text:list-item>
                              <text:p text:style-name="P88">假定，該個體 有意識、潛意識、無意識 回憶 甜味。</text:p>
                            </text:list-item>
                            <text:list-item>
                              <text:p text:style-name="P88">該個體 有機率認定 自己 嘗到了、嘗對了、嘗錯了。</text:p>
                            </text:list-item>
                            <text:list-item>
                              <text:p text:style-name="P88">假定，該個體 跟 其他個體 描述 該事件。</text:p>
                              <text:list>
                                <text:list-item>
                                  <text:p text:style-name="P88">其他個體 有機率認定 該個體 嘗到了、嘗對了、嘗錯了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8">假定，某一特定個體 有足夠的本能 能夠 思覺型回憶。</text:p>
                          <text:list>
                            <text:list-item>
                              <text:p text:style-name="P88">假定，該個體 有意識、潛意識、無意識 回憶 思痕。</text:p>
                            </text:list-item>
                            <text:list-item>
                              <text:p text:style-name="P88">該個體 有機率認定 自己 有 既視感、觸景傷情、（突然的）莫名感動。</text:p>
                            </text:list-item>
                            <text:list-item>
                              <text:p text:style-name="P88">假定，該個體 跟 其他個體 描述 該事件。</text:p>
                              <text:list>
                                <text:list-item>
                                  <text:p text:style-name="P88">其他個體 有機率認定 該個體 有 既視感、觸景傷情、（突然的）莫名感動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88">感測（、處理）<text:span text:style-name="T222">↔</text:span><text:span text:style-name="T185">（種類）</text:span><text:span text:style-name="T222">↔</text:span><text:span text:style-name="T185">（輸入）</text:span><text:span text:style-name="T222">↔</text:span><text:span text:style-name="T185">（輸出、）交互作用。</text:span><text:span text:style-name="T154">（</text:span><text:span text:style-name="T153">感測（、處理）</text:span><text:span text:style-name="T166">↔</text:span><text:span text:style-name="T154">（輸入 </text:span><text:span text:style-name="T166">↔</text:span><text:span text:style-name="T154"> 輸出、）交互作用）</text:span></text:p>
                      <text:list>
                        <text:list-item>
                          <text:p text:style-name="P88">視覺 <text:span text:style-name="T223">↔</text:span><text:span text:style-name="T186"> 影像 </text:span><text:span text:style-name="T223">↔</text:span><text:span text:style-name="T186"> 眼睛 </text:span><text:span text:style-name="T223">↔</text:span><text:span text:style-name="T186"> 細胞、體溫。</text:span></text:p>
                        </text:list-item>
                        <text:list-item>
                          <text:p text:style-name="P88">聽覺 <text:span text:style-name="T223">↔</text:span><text:span text:style-name="T186"> 聲音 </text:span><text:span text:style-name="T223">↔</text:span><text:span text:style-name="T186"> 耳朵 </text:span><text:span text:style-name="T223">↔</text:span><text:span text:style-name="T186"> 喉嚨、內心聲音、腦中聲音。</text:span></text:p>
                        </text:list-item>
                        <text:list-item>
                          <text:p text:style-name="P88">觸覺 <text:span text:style-name="T223">↔</text:span><text:span text:style-name="T186"> 觸感 </text:span><text:span text:style-name="T223">↔</text:span><text:span text:style-name="T186"> 皮膚 </text:span><text:span text:style-name="T223">↔</text:span><text:span text:style-name="T186"> 手、腳。</text:span></text:p>
                        </text:list-item>
                        <text:list-item>
                          <text:p text:style-name="P88">嗅覺 <text:span text:style-name="T223">↔</text:span><text:span text:style-name="T186"> 香味 </text:span><text:span text:style-name="T223">↔</text:span><text:span text:style-name="T186"> 鼻子 </text:span><text:span text:style-name="T223">↔</text:span><text:span text:style-name="T186"> 汗腺、汗味。</text:span></text:p>
                        </text:list-item>
                        <text:list-item>
                          <text:p text:style-name="P88">味覺 <text:span text:style-name="T223">↔</text:span><text:span text:style-name="T186"> 甜味 </text:span><text:span text:style-name="T223">↔</text:span><text:span text:style-name="T186"> 舌頭 </text:span><text:span text:style-name="T223">↔</text:span><text:span text:style-name="T186"> 汗腺、汗水。</text:span></text:p>
                        </text:list-item>
                        <text:list-item>
                          <text:p text:style-name="P88">思覺 <text:span text:style-name="T223">↔</text:span><text:span text:style-name="T186"> 思痕 </text:span><text:span text:style-name="T223">↔</text:span><text:span text:style-name="T186"> 大腦 </text:span><text:span text:style-name="T223">↔</text:span><text:span text:style-name="T186"> 大腦、思想。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8"><text:bookmark-start text:name="盲點"/>盲點<text:bookmark-end text:name="盲點"/></text:p>
          <text:list>
            <text:list-item>
              <text:p text:style-name="P78">閉環、邏輯自洽 的 投影世界觀。</text:p>
              <text:list>
                <text:list-item>
                  <text:p text:style-name="P78">現象。</text:p>
                  <text:list>
                    <text:list-item>
                      <text:p text:style-name="P78">認定 框架 已經確定。</text:p>
                    </text:list-item>
                    <text:list-item>
                      <text:p text:style-name="P78">剩下的 只有 填填補補。</text:p>
                    </text:list-item>
                    <text:list-item>
                      <text:p text:style-name="P78">抽象例子，房子 結構藍圖已經設計好、已經蓋好。</text:p>
                      <text:list>
                        <text:list-item>
                          <text:p text:style-name="P78">剩下的 只有 設計門窗樣式、擺放家具。</text:p>
                        </text:list-item>
                      </text:list>
                    </text:list-item>
                  </text:list>
                </text:list-item>
                <text:list-item>
                  <text:p text:style-name="P78">反制。</text:p>
                  <text:list>
                    <text:list-item>
                      <text:p text:style-name="P78">使用 反例 跳出、打破 框架、架構。</text:p>
                      <text:list>
                        <text:list-item>
                          <text:p text:style-name="P78">明顯例子，某一特定個體 認定 數字 只有 整數 的 投影世界觀。</text:p>
                          <text:list>
                            <text:list-item>
                              <text:p text:style-name="P85"><text:span text:style-name="T20">反例 是（等腰三角形 的）√</text:span><text:span text:style-name="T21">2</text:span><text:span text:style-name="T129">。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使用 域 包覆、蘊含。</text:p>
                      <text:list>
                        <text:list-item>
                          <text:p text:style-name="P79">明顯例子，無理數域 蘊含 整數域。</text:p>
                        </text:list-item>
                      </text:list>
                    </text:list-item>
                    <text:list-item>
                      <text:p text:style-name="P79">非監督式學習、導師制 真實世界、真實世界觀。</text:p>
                      <text:list>
                        <text:list-item>
                          <text:p text:style-name="P79">明顯例子，感受、看書。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79"><text:bookmark-start text:name="摩擦力"/>摩擦力<text:bookmark-end text:name="摩擦力"/></text:p>
          <text:list>
            <text:list-item>
              <text:p text:style-name="P79">摩擦力 是 反作用力。</text:p>
              <text:list>
                <text:list-item>
                  <text:p text:style-name="P79">摩擦力 是 反作用力群的 總和力。</text:p>
                  <text:list>
                    <text:list-item>
                      <text:p text:style-name="P79">反作用力 是 作用力、反作用力 的 反作用力。</text:p>
                    </text:list-item>
                  </text:list>
                </text:list-item>
                <text:list-item>
                  <text:p text:style-name="P79">明顯例子，牙刷。</text:p>
                  <text:list>
                    <text:list-item>
                      <text:p text:style-name="P79">某一特定個體 把 某一特定牙刷 固定在 某一特定桌面。</text:p>
                    </text:list-item>
                    <text:list-item>
                      <text:p text:style-name="P79">假定，體積，該個體 是 該牙刷的<text:span text:style-name="T7"> </text:span><text:span text:style-name="T75">10000</text:span><text:span text:style-name="T187">倍。</text:span></text:p>
                    </text:list-item>
                    <text:list-item>
                      <text:p text:style-name="P79">該個體 推動 該牙刷的 牙刷毛。</text:p>
                    </text:list-item>
                    <text:list-item>
                      <text:p text:style-name="P79">假定，牙刷 維持原位、固定不動。</text:p>
                    </text:list-item>
                    <text:list-item>
                      <text:p text:style-name="P79">假定，牙刷、牙刷毛 仍然有連接。</text:p>
                    </text:list-item>
                    <text:list-item>
                      <text:p text:style-name="P79">牙刷毛 出現 波浪現象。</text:p>
                    </text:list-item>
                    <text:list-item>
                      <text:p text:style-name="P79">微觀。</text:p>
                      <text:list>
                        <text:list-item>
                          <text:p text:style-name="P79">牙刷毛 出現 反作用力現象。</text:p>
                        </text:list-item>
                        <text:list-item>
                          <text:p text:style-name="P80">動能。</text:p>
                          <text:list>
                            <text:list-item>
                              <text:p text:style-name="P80">牙刷毛 在 原地擺動。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79">宏觀。</text:p>
                      <text:list>
                        <text:list-item>
                          <text:p text:style-name="P79">牙刷毛 出現 摩擦力現象。</text:p>
                        </text:list-item>
                        <text:list-item>
                          <text:p text:style-name="P80">熱能。</text:p>
                          <text:list>
                            <text:list-item>
                              <text:p text:style-name="P80">溫度變化、摩擦生熱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80"><text:bookmark-start text:name="愛"/>愛<text:bookmark-end text:name="愛"/></text:p>
          <text:list>
            <text:list-item>
              <text:p text:style-name="P80">由近到遠、由易到難 向外擴散、逐步渲染。<text:span text:style-name="T152">（明顯例子，水波）</text:span></text:p>
              <text:list>
                <text:list-item>
                  <text:p text:style-name="P80">明顯例子。<text:span text:style-name="T152">（依序、逐步、逐漸 進行、當作小孩來對待、當作自己的小孩來對待）</text:span></text:p>
                  <text:list>
                    <text:list-item>
                      <text:p text:style-name="P80">把 <text:span text:style-name="T188">食物</text:span> 當作 珍貴的 寶物 來對待。<text:span text:style-name="T152">、來感受</text:span></text:p>
                      <text:list>
                        <text:list-item>
                          <text:p text:style-name="P80">明顯例子，水。</text:p>
                        </text:list-item>
                      </text:list>
                    </text:list-item>
                    <text:list-item>
                      <text:p text:style-name="P80">把 <text:span text:style-name="T188">日常用品</text:span> 當作 珍貴的 寶物 來對待。<text:span text:style-name="T155">（日常用品 是 生活、生存、存在 時常使用到的 物品）</text:span></text:p>
                      <text:list>
                        <text:list-item>
                          <text:p text:style-name="P80">使用的 頻率 越高，珍貴性、珍貴度、珍貴率 越高。<text:span text:style-name="T152">、珍貴感 越高</text:span></text:p>
                        </text:list-item>
                        <text:list-item>
                          <text:p text:style-name="P80">明顯例子，鞋子。</text:p>
                        </text:list-item>
                      </text:list>
                    </text:list-item>
                    <text:list-item>
                      <text:p text:style-name="P80">把 <text:span text:style-name="T188">身體</text:span> 當作 珍貴的 寶物 來對待。<text:span text:style-name="T152">（肉質層</text:span><text:span text:style-name="T157">型&lt;?2&gt;</text:span><text:span text:style-name="T152">個體）</text:span></text:p>
                    </text:list-item>
                    <text:list-item>
                      <text:p text:style-name="P80">把 <text:span text:style-name="T188">家人</text:span> 當作（自己的）小孩 來對待。<text:span text:style-name="T152">（意識層型</text:span><text:span text:style-name="T157">&lt;?2&gt;</text:span><text:span text:style-name="T152">個體）</text:span></text:p>
                    </text:list-item>
                    <text:list-item>
                      <text:p text:style-name="P81">把 <text:span text:style-name="T188">相遇</text:span>、機會、次數<text:span text:style-name="T191"> 當作 珍貴的 寶物 來對待。</text:span><text:span text:style-name="T156">（明顯例子，一期一會）（意識層型</text:span><text:span text:style-name="T158">&lt;?</text:span><text:span text:style-name="T159">1</text:span><text:span text:style-name="T158">&gt;</text:span><text:span text:style-name="T156">個體）</text:span></text:p>
                    </text:list-item>
                    <text:list-item>
                      <text:p text:style-name="P80">把 <text:span text:style-name="T188">空間</text:span> 當作 珍貴的 寶物 來對待。<text:span text:style-name="T152">（肉質層</text:span><text:span text:style-name="T157">型&lt;?3&gt;</text:span><text:span text:style-name="T152">個體）</text:span></text:p>
                    </text:list-item>
                    <text:list-item>
                      <text:p text:style-name="P80">把 時間 當作 珍貴的 寶物 來對待。</text:p>
                    </text:list-item>
                    <text:list-item>
                      <text:p text:style-name="P80">把 鄰居、朋友、在生態圈接觸到的個體 當作（自己的）小孩 來對待。</text:p>
                    </text:list-item>
                    <text:list-item>
                      <text:p text:style-name="P80">把 生命 當作 珍貴的 寶物 來對待。</text:p>
                    </text:list-item>
                    <text:list-item>
                      <text:p text:style-name="P80">把 當下正在接觸的 個體 當作（自己的）小孩、珍貴的寶物 來對待。</text:p>
                      <text:list>
                        <text:list-item>
                          <text:p text:style-name="P80">把 當下正在接觸的 人、動物、生物 當作（自己的）小孩 來對待。</text:p>
                        </text:list-item>
                        <text:list-item>
                          <text:p text:style-name="P80">把 當下正在接觸的 物品、資源、原物料 當作 珍貴的 寶物 來對待。</text:p>
                        </text:list-item>
                        <text:list-item>
                          <text:p text:style-name="P80">把 當下正在接觸的 無機體、有機體、游離體 當作（自己的）小孩 來對待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0">愛 是 無條件、不在乎回報 的 付出、產出、輸出。</text:p>
              <text:list>
                <text:list-item>
                  <text:p text:style-name="P80">明顯例子<text:span text:style-name="T7">，</text:span>假定，某一特定個體<text:span text:style-name="T76"> 觀看 某一特定</text:span><text:span text:style-name="T77">You-tuber。</text:span></text:p>
                  <text:list>
                    <text:list-item>
                      <text:p text:style-name="P80">假定，該個體 <text:span text:style-name="T192">愛</text:span> <text:span text:style-name="T7">該You-tuber</text:span>。</text:p>
                      <text:list>
                        <text:list-item>
                          <text:p text:style-name="P82">該個體 知道、想到、設身處地 <text:span text:style-name="T7">該You-tuber</text:span> 需<text:span text:style-name="T188">要</text:span> 錢<text:span text:style-name="T7">、super-chat</text:span> 的 支持。<text:span text:style-name="T162">（思想）</text:span></text:p>
                        </text:list-item>
                        <text:list-item>
                          <text:p text:style-name="P80"><text:span text:style-name="T76">該個體 </text:span><text:span text:style-name="T189">使</text:span><text:span text:style-name="T76">用 YouTube 的 </text:span><text:span text:style-name="T78">super-chat</text:span><text:span text:style-name="T76"> 功能 支持 該</text:span><text:span text:style-name="T79">You-tuber</text:span><text:span text:style-name="T193">。</text:span><text:span text:style-name="T163">（提供、付出、產出）</text:span></text:p>
                        </text:list-item>
                        <text:list-item>
                          <text:p text:style-name="P80">該個體<text:span text:style-name="T80"> 在 </text:span><text:span text:style-name="T81">super-chat 之前、當下、之後，</text:span><text:span text:style-name="T80">感受到 </text:span><text:span text:style-name="T190">幸福感</text:span><text:span text:style-name="T80">。</text:span><text:span text:style-name="T160">（決策、行動）（幸福感 在 時域上 呈現 正態分佈）</text:span></text:p>
                        </text:list-item>
                        <text:list-item>
                          <text:p text:style-name="P80">假定，<text:span text:style-name="T7">該</text:span><text:span text:style-name="T80">You-tuber 有</text:span><text:span text:style-name="T194"> 回應、回覆、理會 自己。</text:span></text:p>
                          <text:list>
                            <text:list-item>
                              <text:p text:style-name="P80">該個體 感受到 更加濃厚的 幸福感、愉悅感、興奮感。<text:span text:style-name="T164">（</text:span><text:span text:style-name="T161">幸福感 在 時域上 </text:span><text:span text:style-name="T164">有機率</text:span><text:span text:style-name="T161">呈現 </text:span><text:span text:style-name="T164">二次分佈）</text:span></text:p>
                            </text:list-item>
                          </text:list>
                        </text:list-item>
                        <text:list-item>
                          <text:p text:style-name="P80">假定，<text:span text:style-name="T7">該</text:span><text:span text:style-name="T80">You-tuber 沒有</text:span><text:span text:style-name="T194"> 回應、回覆、理會 自己。</text:span></text:p>
                          <text:list>
                            <text:list-item>
                              <text:p text:style-name="P80">該個體 沒有<text:span text:style-name="T117">（想、去）</text:span>意識到 <text:span text:style-name="T7">該Y</text:span><text:span text:style-name="T82">ou-tuber 沒</text:span><text:span text:style-name="T195">有 回應、回覆、理會 自己。</text:span></text:p>
                            </text:list-item>
                            <text:list-item>
                              <text:p text:style-name="P80">假定，該個體 有<text:span text:style-name="T117">（想、去）</text:span>意識到 <text:span text:style-name="T7">該Y</text:span><text:span text:style-name="T82">ou-tuber 沒</text:span><text:span text:style-name="T195">有 回應、回覆、理會 自己。</text:span></text:p>
                              <text:list>
                                <text:list-item>
                                  <text:p text:style-name="P80">該個體 不在乎 <text:span text:style-name="T7">該Y</text:span><text:span text:style-name="T82">ou-tuber 沒</text:span><text:span text:style-name="T195">有 回應、回覆、理會 自己。</text:span>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80"><text:span text:style-name="T7">抽象例子，該</text:span><text:span text:style-name="T80">You-tuber 的 </text:span><text:span text:style-name="T194">回應、回覆、</text:span><text:span text:style-name="T80">後續反應 是 無相關參數。</text:span></text:p>
                        </text:list-item>
                        <text:list-item>
                          <text:p text:style-name="P89">抽象例子，射後不理。</text:p>
                        </text:list-item>
                        <text:list-item>
                          <text:p text:style-name="P83">抽象例子，沒有 記憶迴路 的 類神經網路。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83">感測到、感知到、感受到 愛 的 感測器。<text:span text:style-name="T155">（感知到 是（有意識、潛意識、無意識 的）想到、意識到、認知到）</text:span></text:p>
              <text:list>
                <text:list-item>
                  <text:p text:style-name="P83">心、意識層。</text:p>
                </text:list-item>
                <text:list-item>
                  <text:p text:style-name="P83">抽象例子，假定，某一特定個體 愛 其他個體。</text:p>
                  <text:list>
                    <text:list-item>
                      <text:p text:style-name="P83">該個體 有機率讓 對方 感受到，該個體的 愛。</text:p>
                      <text:list>
                        <text:list-item>
                          <text:p text:style-name="P83">該個體 有機率讓 其他個體 感測到、感知到、感受到 該個體的 愛。</text:p>
                        </text:list-item>
                        <text:list-item>
                          <text:p text:style-name="P86"><text:span text:style-name="T124">抽象例子，棒球，投手 </text:span><text:span text:style-name="T130">把 球 </text:span><text:span text:style-name="T124">投到 好球區。</text:span></text:p>
                          <text:list>
                            <text:list-item>
                              <text:p text:style-name="P86"><text:span text:style-name="T124">投手 </text:span><text:span text:style-name="T224">↔</text:span><text:span text:style-name="T131"> 該個體。</text:span></text:p>
                            </text:list-item>
                            <text:list-item>
                              <text:p text:style-name="P86"><text:span text:style-name="T124">捕手 </text:span><text:span text:style-name="T224">↔</text:span><text:span text:style-name="T131"> 其他個體。</text:span></text:p>
                            </text:list-item>
                            <text:list-item>
                              <text:p text:style-name="P86"><text:span text:style-name="T124">好球區 </text:span><text:span text:style-name="T225">↔</text:span><text:span text:style-name="T132"> 該個體 愛 其他個體。</text:span></text:p>
                            </text:list-item>
                            <text:list-item>
                              <text:p text:style-name="P86"><text:span text:style-name="T132">捕手 沒有接到 好球區的 球 </text:span><text:span text:style-name="T226">↔</text:span><text:span text:style-name="T133"> </text:span><text:span text:style-name="T132">其他個體 沒有感受到（該個體 的）愛。</text:span></text:p>
                            </text:list-item>
                            <text:list-item>
                              <text:p text:style-name="P86"><text:span text:style-name="T132">捕手 有接到 好球區的 球 </text:span><text:span text:style-name="T226">↔</text:span><text:span text:style-name="T133"> </text:span><text:span text:style-name="T132">其他個體 有感受到（該個體 的）愛。</text:span></text:p>
                            </text:list-item>
                          </text:list>
                        </text:list-item>
                        <text:list-item>
                          <text:p text:style-name="P86"><text:span text:style-name="T132">抽象例子，傳接球遊戲</text:span><text:span text:style-name="T22">（</text:span><text:span text:style-name="T23">catch ball game</text:span><text:span text:style-name="T22">）</text:span><text:span text:style-name="T227">↔</text:span><text:span text:style-name="T134"> </text:span><text:span text:style-name="T132">該個體、其他個體 互愛。</text:span></text:p>
                          <text:list>
                            <text:list-item>
                              <text:p text:style-name="P86"><text:span text:style-name="T132">互愛 是 互相 感受到 愛。</text:span><text:span text:style-name="T165">（輸入、處理）（接球）</text:span></text:p>
                            </text:list-item>
                            <text:list-item>
                              <text:p text:style-name="P86"><text:span text:style-name="T132">互愛 是 互相 交互作用 愛。</text:span><text:span text:style-name="T165">（處理、輸出）（傳球）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1"/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lr-tb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4T21:12:07.573000000</dc:date>
    <meta:editing-duration>P15DT15H18M12S</meta:editing-duration>
    <meta:editing-cycles>15299</meta:editing-cycles>
    <meta:document-statistic meta:table-count="0" meta:image-count="0" meta:object-count="0" meta:page-count="1" meta:paragraph-count="499" meta:word-count="10832" meta:character-count="13400" meta:non-whitespace-character-count="11925"/>
  </office:meta>
</office:document-meta>
</file>